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1" svg:font-family="Arial" style:font-pitch="variable"/>
    <style:font-face style:name="Nimbus Roman1" svg:font-family="'Nimbus Roman'" style:font-pitch="variable"/>
    <style:font-face style:name="Nimbus Sans2" svg:font-family="'Nimbus Sans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4cccc"/>
    </style:style>
    <style:style style:name="gr3" style:family="graphic" style:parent-style-name="standard">
      <style:graphic-properties draw:stroke="none" draw:fill="solid" draw:fill-color="#000000" draw:opacity="15%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182cm" fo:min-width="0.18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fill-color="#ffffff" fo:min-height="0.39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4cccc"/>
    </style:style>
    <style:style style:name="P3" style:family="paragraph">
      <loext:graphic-properties draw:fill="solid" draw:fill-color="#000000" draw:opacity="15%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5.19999980926514pt" style:font-size-asian="5.19999980926514pt" style:font-size-complex="5.19999980926514pt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style:font-name="Arial" fo:font-size="5.19999980926514pt" style:font-size-asian="5.19999980926514pt" style:font-name-complex="Arial" style:font-size-complex="5.1999998092651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048cm" svg:height="2.963cm" svg:x="1.778cm" svg:y="1.905cm" svg:viewBox="0 0 18049 2964" draw:points="0,0 18049,0 18049,2964 0,2964">
          <text:p/>
        </draw:polygon>
        <draw:polygon draw:style-name="gr1" draw:text-style-name="P1" draw:layer="layout" svg:width="18.048cm" svg:height="0.296cm" svg:x="1.778cm" svg:y="6.42cm" svg:viewBox="0 0 18049 297" draw:points="0,0 18049,0 18049,297 0,297">
          <text:p/>
        </draw:polygon>
        <draw:polygon draw:style-name="gr1" draw:text-style-name="P1" draw:layer="layout" svg:width="18.048cm" svg:height="0.889cm" svg:x="1.778cm" svg:y="7.309cm" svg:viewBox="0 0 18049 890" draw:points="0,0 18049,0 18049,890 0,890">
          <text:p/>
        </draw:polygon>
        <draw:polygon draw:style-name="gr1" draw:text-style-name="P1" draw:layer="layout" svg:width="18.048cm" svg:height="1.482cm" svg:x="1.778cm" svg:y="8.494cm" svg:viewBox="0 0 18049 1483" draw:points="0,0 18049,0 18049,1483 0,1483">
          <text:p/>
        </draw:polygon>
        <draw:polygon draw:style-name="gr1" draw:text-style-name="P1" draw:layer="layout" svg:width="18.048cm" svg:height="1.185cm" svg:x="1.778cm" svg:y="10.569cm" svg:viewBox="0 0 18049 1186" draw:points="0,0 18049,0 18049,1186 0,1186">
          <text:p/>
        </draw:polygon>
        <draw:polygon draw:style-name="gr1" draw:text-style-name="P1" draw:layer="layout" svg:width="18.048cm" svg:height="0.593cm" svg:x="1.778cm" svg:y="12.05cm" svg:viewBox="0 0 18049 594" draw:points="0,0 18049,0 18049,594 0,594">
          <text:p/>
        </draw:polygon>
        <draw:polygon draw:style-name="gr1" draw:text-style-name="P1" draw:layer="layout" svg:width="18.048cm" svg:height="0.297cm" svg:x="1.778cm" svg:y="12.939cm" svg:viewBox="0 0 18049 298" draw:points="0,0 18049,0 18049,298 0,298">
          <text:p/>
        </draw:polygon>
        <draw:polygon draw:style-name="gr1" draw:text-style-name="P1" draw:layer="layout" svg:width="18.048cm" svg:height="0.296cm" svg:x="1.778cm" svg:y="14.421cm" svg:viewBox="0 0 18049 297" draw:points="0,0 18049,0 18049,297 0,297">
          <text:p/>
        </draw:polygon>
        <draw:polygon draw:style-name="gr1" draw:text-style-name="P1" draw:layer="layout" svg:width="18.048cm" svg:height="0.296cm" svg:x="1.778cm" svg:y="15.31cm" svg:viewBox="0 0 18049 297" draw:points="0,0 18049,0 18049,297 0,297">
          <text:p/>
        </draw:polygon>
        <draw:polygon draw:style-name="gr1" draw:text-style-name="P1" draw:layer="layout" svg:width="18.048cm" svg:height="0.593cm" svg:x="1.778cm" svg:y="16.495cm" svg:viewBox="0 0 18049 594" draw:points="0,0 18049,0 18049,594 0,594">
          <text:p/>
        </draw:polygon>
        <draw:polygon draw:style-name="gr1" draw:text-style-name="P1" draw:layer="layout" svg:width="18.048cm" svg:height="0.592cm" svg:x="1.778cm" svg:y="20.828cm" svg:viewBox="0 0 18049 593" draw:points="0,0 18049,0 18049,593 0,593">
          <text:p/>
        </draw:polygon>
        <draw:polygon draw:style-name="gr1" draw:text-style-name="P1" draw:layer="layout" svg:width="18.048cm" svg:height="0.889cm" svg:x="1.778cm" svg:y="22.013cm" svg:viewBox="0 0 18049 890" draw:points="0,0 18049,0 18049,890 0,890">
          <text:p/>
        </draw:polygon>
        <draw:polygon draw:style-name="gr1" draw:text-style-name="P1" draw:layer="layout" svg:width="18.048cm" svg:height="0.889cm" svg:x="1.778cm" svg:y="23.495cm" svg:viewBox="0 0 18049 890" draw:points="0,0 18049,0 18049,890 0,890">
          <text:p/>
        </draw:polygon>
        <draw:polygon draw:style-name="gr2" draw:text-style-name="P2" draw:layer="layout" svg:width="18.063cm" svg:height="1.566cm" svg:x="1.763cm" svg:y="4.854cm" svg:viewBox="0 0 18064 1567" draw:points="0,0 18064,0 18064,1567 0,1567">
          <text:p/>
        </draw:polygon>
        <draw:polygon draw:style-name="gr2" draw:text-style-name="P2" draw:layer="layout" svg:width="18.063cm" svg:height="0.607cm" svg:x="1.763cm" svg:y="6.702cm" svg:viewBox="0 0 18064 608" draw:points="0,0 18064,0 18064,608 0,608">
          <text:p/>
        </draw:polygon>
        <draw:polygon draw:style-name="gr2" draw:text-style-name="P2" draw:layer="layout" svg:width="18.063cm" svg:height="0.31cm" svg:x="1.763cm" svg:y="8.184cm" svg:viewBox="0 0 18064 311" draw:points="0,0 18064,0 18064,311 0,311">
          <text:p/>
        </draw:polygon>
        <draw:polygon draw:style-name="gr2" draw:text-style-name="P2" draw:layer="layout" svg:width="18.063cm" svg:height="0.607cm" svg:x="1.763cm" svg:y="9.962cm" svg:viewBox="0 0 18064 608" draw:points="0,0 18064,0 18064,608 0,608">
          <text:p/>
        </draw:polygon>
        <draw:polygon draw:style-name="gr2" draw:text-style-name="P2" draw:layer="layout" svg:width="18.063cm" svg:height="0.31cm" svg:x="1.763cm" svg:y="11.74cm" svg:viewBox="0 0 18064 311" draw:points="0,0 18064,0 18064,311 0,311">
          <text:p/>
        </draw:polygon>
        <draw:polygon draw:style-name="gr2" draw:text-style-name="P2" draw:layer="layout" svg:width="18.063cm" svg:height="0.31cm" svg:x="1.763cm" svg:y="12.629cm" svg:viewBox="0 0 18064 311" draw:points="0,0 18064,0 18064,311 0,311">
          <text:p/>
        </draw:polygon>
        <draw:polygon draw:style-name="gr2" draw:text-style-name="P2" draw:layer="layout" svg:width="18.063cm" svg:height="1.199cm" svg:x="1.763cm" svg:y="13.222cm" svg:viewBox="0 0 18064 1200" draw:points="0,0 18064,0 18064,1200 0,1200">
          <text:p/>
        </draw:polygon>
        <draw:polygon draw:style-name="gr2" draw:text-style-name="P2" draw:layer="layout" svg:width="18.063cm" svg:height="0.607cm" svg:x="1.763cm" svg:y="14.703cm" svg:viewBox="0 0 18064 608" draw:points="0,0 18064,0 18064,608 0,608">
          <text:p/>
        </draw:polygon>
        <draw:polygon draw:style-name="gr2" draw:text-style-name="P2" draw:layer="layout" svg:width="18.063cm" svg:height="0.903cm" svg:x="1.763cm" svg:y="15.592cm" svg:viewBox="0 0 18064 904" draw:points="0,0 18064,0 18064,904 0,904">
          <text:p/>
        </draw:polygon>
        <draw:polygon draw:style-name="gr2" draw:text-style-name="P2" draw:layer="layout" svg:width="18.063cm" svg:height="3.754cm" svg:x="1.763cm" svg:y="17.074cm" svg:viewBox="0 0 18064 3755" draw:points="0,0 18064,0 18064,3755 0,3755">
          <text:p/>
        </draw:polygon>
        <draw:polygon draw:style-name="gr2" draw:text-style-name="P2" draw:layer="layout" svg:width="18.063cm" svg:height="0.607cm" svg:x="1.763cm" svg:y="21.406cm" svg:viewBox="0 0 18064 608" draw:points="0,0 18064,0 18064,608 0,608">
          <text:p/>
        </draw:polygon>
        <draw:polygon draw:style-name="gr2" draw:text-style-name="P2" draw:layer="layout" svg:width="18.063cm" svg:height="0.607cm" svg:x="1.763cm" svg:y="22.888cm" svg:viewBox="0 0 18064 608" draw:points="0,0 18064,0 18064,608 0,608">
          <text:p/>
        </draw:polygon>
        <draw:polygon draw:style-name="gr2" draw:text-style-name="P2" draw:layer="layout" svg:width="18.063cm" svg:height="1.496cm" svg:x="1.763cm" svg:y="24.369cm" svg:viewBox="0 0 18064 1497" draw:points="0,0 18064,0 18064,1497 0,1497">
          <text:p/>
        </draw:polygon>
        <draw:path draw:style-name="gr3" draw:text-style-name="P3" draw:layer="layout" svg:width="18.063cm" svg:height="23.975cm" svg:x="1.763cm" svg:y="1.89cm" svg:viewBox="0 0 18064 23976" svg:d="M15 15v282h-15v-282zM15 311v282h-15v-282zM15 607v282h-15v-282zM15 904v282h-15v-282zM15 1200v282h-15v-282zM15 1496v282h-15v-282zM15 1793v282h-15v-282zM15 2089v282h-15v-282zM15 2385v282h-15v-282zM15 2682v282h-15v-282zM15 2978v1538h-15v-1538zM15 4530v282h-15v-282zM15 4826v283h-15v-283zM15 5123v282h-15v-282zM15 5419v282h-15v-282zM15 5715v283h-15v-283zM15 6012v282h-15v-282zM15 6308v282h-15v-282zM15 6604v283h-15v-283zM15 6901v282h-15v-282zM15 7197v282h-15v-282zM15 7493v283h-15v-283zM15 7790v282h-15v-282zM15 8086v282h-15v-282zM15 8382v283h-15v-283zM15 8679v282h-15v-282zM15 8975v282h-15v-282zM15 9271v283h-15v-283zM15 9568v282h-15v-282zM15 9864v283h-15v-283zM15 10161v283h-15v-283zM15 10458v282h-15v-282zM15 10754v282h-15v-282zM15 11050v283h-15v-283zM15 11347v282h-15v-282zM15 11643v282h-15v-282zM15 11939v283h-15v-283zM15 12236v282h-15v-282zM15 12532v282h-15v-282zM15 12828v283h-15v-283zM15 13125v282h-15v-282zM15 13421v282h-15v-282zM15 13717v283h-15v-283zM15 14014v282h-15v-282zM15 14310v282h-15v-282zM15 14606v283h-15v-283zM15 14903v282h-15v-282zM15 15199v282h-15v-282zM15 15495v3429h-15v-3429zM15 18939v282h-15v-282zM15 19235v282h-15v-282zM15 19531v282h-15v-282zM15 19828v282h-15v-282zM15 20124v282h-15v-282zM15 20420v282h-15v-282zM15 20717v282h-15v-282zM15 21013v282h-15v-282zM15 21309v282h-15v-282zM15 21606v282h-15v-282zM15 21902v282h-15v-282zM15 22198v282h-15v-282zM15 22495v282h-15v-282zM15 22791v282h-15v-282zM15 23087v282h-15v-282zM15 23384v282h-15v-282zM15 23680v282h-15v-282zM678 15v282h-14v-282zM678 311v282h-14v-282zM678 607v282h-14v-282zM678 904v282h-14v-282zM678 1200v282h-14v-282zM678 1496v282h-14v-282zM678 1793v282h-14v-282zM678 2089v282h-14v-282zM678 2385v282h-14v-282zM678 2682v282h-14v-282zM678 2978v1538h-14v-1538zM678 4530v282h-14v-282zM678 4826v283h-14v-283zM678 5123v282h-14v-282zM678 5419v282h-14v-282zM678 5715v283h-14v-283zM678 6012v282h-14v-282zM678 6308v282h-14v-282zM678 6604v283h-14v-283zM678 6901v282h-14v-282zM678 7197v282h-14v-282zM678 7493v283h-14v-283zM678 7790v282h-14v-282zM678 8086v282h-14v-282zM678 8382v283h-14v-283zM678 8679v282h-14v-282zM678 8975v282h-14v-282zM678 9271v283h-14v-283zM678 9568v282h-14v-282zM678 9864v283h-14v-283zM678 10161v283h-14v-283zM678 10458v282h-14v-282zM678 10754v282h-14v-282zM678 11050v283h-14v-283zM678 11347v282h-14v-282zM678 11643v282h-14v-282zM678 11939v283h-14v-283zM678 12236v282h-14v-282zM678 12532v282h-14v-282zM678 12828v283h-14v-283zM678 13125v282h-14v-282zM678 13421v282h-14v-282zM678 13717v283h-14v-283zM678 14014v282h-14v-282zM678 14310v282h-14v-282zM678 14606v283h-14v-283zM678 14903v282h-14v-282zM678 15199v282h-14v-282zM678 15495v3429h-14v-3429zM678 18939v282h-14v-282zM678 19235v282h-14v-282zM678 19531v282h-14v-282zM678 19828v282h-14v-282zM678 20124v282h-14v-282zM678 20420v282h-14v-282zM678 20717v282h-14v-282zM678 21013v282h-14v-282zM678 21309v282h-14v-282zM678 21606v282h-14v-282zM678 21902v282h-14v-282zM678 22198v282h-14v-282zM678 22495v282h-14v-282zM678 22791v282h-14v-282zM678 23087v282h-14v-282zM678 23384v282h-14v-282zM678 23680v282h-14v-282zM5066 15v282h-14v-282zM5066 311v282h-14v-282zM5066 607v282h-14v-282zM5066 904v282h-14v-282zM5066 1200v282h-14v-282zM5066 1496v282h-14v-282zM5066 1793v282h-14v-282zM5066 2089v282h-14v-282zM5066 2385v282h-14v-282zM5066 2682v282h-14v-282zM5066 2978v1538h-14v-1538zM5066 4530v282h-14v-282zM5066 4826v283h-14v-283zM5066 5123v282h-14v-282zM5066 5419v282h-14v-282zM5066 5715v283h-14v-283zM5066 6012v282h-14v-282zM5066 6308v282h-14v-282zM5066 6604v283h-14v-283zM5066 6901v282h-14v-282zM5066 7197v282h-14v-282zM5066 7493v283h-14v-283zM5066 7790v282h-14v-282zM5066 8086v282h-14v-282zM5066 8382v283h-14v-283zM5066 8679v282h-14v-282zM5066 8975v282h-14v-282zM5066 9271v283h-14v-283zM5066 9568v282h-14v-282zM5066 9864v283h-14v-283zM5066 10161v283h-14v-283zM5066 10458v282h-14v-282zM5066 10754v282h-14v-282zM5066 11050v283h-14v-283zM5066 11347v282h-14v-282zM5066 11643v282h-14v-282zM5066 11939v283h-14v-283zM5066 12236v282h-14v-282zM5066 12532v282h-14v-282zM5066 12828v283h-14v-283zM5066 13125v282h-14v-282zM5066 13421v282h-14v-282zM5066 13717v283h-14v-283zM5066 14014v282h-14v-282zM5066 14310v282h-14v-282zM5066 14606v283h-14v-283zM5066 14903v282h-14v-282zM5066 15199v282h-14v-282zM5066 15495v3429h-14v-3429zM5066 18939v282h-14v-282zM5066 19235v282h-14v-282zM5066 19531v282h-14v-282zM5066 19828v282h-14v-282zM5066 20124v282h-14v-282zM5066 20420v282h-14v-282zM5066 20717v282h-14v-282zM5066 21013v282h-14v-282zM5066 21309v282h-14v-282zM5066 21606v282h-14v-282zM5066 21902v282h-14v-282zM5066 22198v282h-14v-282zM5066 22495v282h-14v-282zM5066 22791v282h-14v-282zM5066 23087v282h-14v-282zM5066 23384v282h-14v-282zM5066 23680v282h-14v-282zM7636 15v282h-15v-282zM7636 311v282h-15v-282zM7636 607v282h-15v-282zM7636 904v282h-15v-282zM7636 1200v282h-15v-282zM7636 1496v282h-15v-282zM7636 1793v282h-15v-282zM7636 2089v282h-15v-282zM7636 2385v282h-15v-282zM7636 2682v282h-15v-282zM7636 2978v1538h-15v-1538zM7636 4530v282h-15v-282zM7636 4826v283h-15v-283zM7636 5123v282h-15v-282zM7636 5419v282h-15v-282zM7636 5715v283h-15v-283zM7636 6012v282h-15v-282zM7636 6308v282h-15v-282zM7636 6604v283h-15v-283zM7636 6901v282h-15v-282zM7636 7197v282h-15v-282zM7636 7493v283h-15v-283zM7636 7790v282h-15v-282zM7636 8086v282h-15v-282zM7636 8382v283h-15v-283zM7636 8679v282h-15v-282zM7636 8975v282h-15v-282zM7636 9271v283h-15v-283zM7636 9568v282h-15v-282zM7636 9864v283h-15v-283zM7636 10161v283h-15v-283zM7636 10458v282h-15v-282zM7636 10754v282h-15v-282zM7636 11050v283h-15v-283zM7636 11347v282h-15v-282zM7636 11643v282h-15v-282zM7636 11939v283h-15v-283zM7636 12236v282h-15v-282zM7636 12532v282h-15v-282zM7636 12828v283h-15v-283zM7636 13125v282h-15v-282zM7636 13421v282h-15v-282zM7636 13717v283h-15v-283zM7636 14014v282h-15v-282zM7636 14310v282h-15v-282zM7636 14606v283h-15v-283zM7636 14903v282h-15v-282zM7636 15199v282h-15v-282zM7636 15495v3429h-15v-3429zM7636 18939v282h-15v-282zM7636 19235v282h-15v-282zM7636 19531v282h-15v-282zM7636 19828v282h-15v-282zM7636 20124v282h-15v-282zM7636 20420v282h-15v-282zM7636 20717v282h-15v-282zM7636 21013v282h-15v-282zM7636 21309v282h-15v-282zM7636 21606v282h-15v-282zM7636 21902v282h-15v-282zM7636 22198v282h-15v-282zM7636 22495v282h-15v-282zM7636 22791v282h-15v-282zM7636 23087v282h-15v-282zM7636 23384v282h-15v-282zM7636 23680v282h-15v-282zM18064 15v282h-14v-282zM18064 311v282h-14v-282zM18064 607v282h-14v-282zM18064 904v282h-14v-282zM18064 1200v282h-14v-282zM18064 1496v282h-14v-282zM18064 1793v282h-14v-282zM18064 2089v282h-14v-282zM18064 2385v282h-14v-282zM18064 2682v282h-14v-282zM18064 2978v1538h-14v-1538zM18064 4530v282h-14v-282zM18064 4826v283h-14v-283zM18064 5123v282h-14v-282zM18064 5419v282h-14v-282zM18064 5715v283h-14v-283zM18064 6012v282h-14v-282zM18064 6308v282h-14v-282zM18064 6604v283h-14v-283zM18064 6901v282h-14v-282zM18064 7197v282h-14v-282zM18064 7493v283h-14v-283zM18064 7790v282h-14v-282zM18064 8086v282h-14v-282zM18064 8382v283h-14v-283zM18064 8679v282h-14v-282zM18064 8975v282h-14v-282zM18064 9271v283h-14v-283zM18064 9568v282h-14v-282zM18064 9864v283h-14v-283zM18064 10161v283h-14v-283zM18064 10458v282h-14v-282zM18064 10754v282h-14v-282zM18064 11050v283h-14v-283zM18064 11347v282h-14v-282zM18064 11643v282h-14v-282zM18064 11939v283h-14v-283zM18064 12236v282h-14v-282zM18064 12532v282h-14v-282zM18064 12828v283h-14v-283zM18064 13125v282h-14v-282zM18064 13421v282h-14v-282zM18064 13717v283h-14v-283zM18064 14014v282h-14v-282zM18064 14310v282h-14v-282zM18064 14606v283h-14v-283zM18064 14903v282h-14v-282zM18064 15199v282h-14v-282zM18064 15495v3429h-14v-3429zM18064 18939v282h-14v-282zM18064 19235v282h-14v-282zM18064 19531v282h-14v-282zM18064 19828v282h-14v-282zM18064 20124v282h-14v-282zM18064 20420v282h-14v-282zM18064 20717v282h-14v-282zM18064 21013v282h-14v-282zM18064 21309v282h-14v-282zM18064 21606v282h-14v-282zM18064 21902v282h-14v-282zM18064 22198v282h-14v-282zM18064 22495v282h-14v-282zM18064 22791v282h-14v-282zM18064 23087v282h-14v-282zM18064 23384v282h-14v-282zM18064 23680v282h-14v-282zM0 0h18064v15h-18064zM0 297h18064v14h-18064zM0 593h18064v14h-18064zM0 889h18064v15h-18064zM0 1186h18064v14h-18064zM0 1482h18064v14h-18064zM0 1778h18064v15h-18064zM0 2075h18064v14h-18064zM0 2371h18064v14h-18064zM0 2667h18064v15h-18064zM0 2964h18064v14h-18064zM0 4516h18064v14h-18064zM0 4812h18064v14h-18064zM0 5109h18064v14h-18064zM0 5405h18064v14h-18064zM0 5701h18064v14h-18064zM0 5998h18064v14h-18064zM0 6294h18064v14h-18064zM0 6590h18064v14h-18064zM0 6887h18064v14h-18064zM0 7183h18064v14h-18064zM0 7479h18064v14h-18064zM0 7776h18064v14h-18064zM0 8072h18064v14h-18064zM0 8368h18064v14h-18064zM0 8665h18064v14h-18064zM0 8961h18064v14h-18064zM0 9257h18064v14h-18064zM0 9554h18064v14h-18064zM0 9850h18064v14h-18064zM0 10147h18064v14h-18064zM0 10444h18064v14h-18064zM0 10740h18064v14h-18064zM0 11036h18064v14h-18064zM0 11333h18064v14h-18064zM0 11629h18064v14h-18064zM0 11925h18064v14h-18064zM0 12222h18064v14h-18064zM0 12518h18064v14h-18064zM0 12814h18064v14h-18064zM0 13111h18064v14h-18064zM0 13407h18064v14h-18064zM0 13703h18064v14h-18064zM0 14000h18064v14h-18064zM0 14296h18064v14h-18064zM0 14592h18064v14h-18064zM0 14889h18064v14h-18064zM0 15185h18064v14h-18064zM0 15481h18064v14h-18064zM0 18924h18064v15h-18064zM0 19221h18064v14h-18064zM0 19517h18064v14h-18064zM0 19813h18064v15h-18064zM0 20110h18064v14h-18064zM0 20406h18064v14h-18064zM0 20702h18064v15h-18064zM0 20999h18064v14h-18064zM0 21295h18064v14h-18064zM0 21591h18064v15h-18064zM0 21888h18064v14h-18064zM0 22184h18064v14h-18064zM0 22480h18064v15h-18064zM0 22777h18064v14h-18064zM0 23073h18064v14h-18064zM0 23369h18064v15h-18064zM0 23666h18064v14h-18064zM0 23962h18064v14h-18064z">
          <text:p/>
        </draw:path>
        <draw:frame draw:style-name="gr4" draw:text-style-name="P5" draw:layer="layout" svg:width="0.502cm" svg:height="0.183cm" svg:x="1.82cm" svg:y="1.972cm">
          <draw:text-box>
            <text:p text:style-name="P4"><text:span text:style-name="T1">Testid</text:span></text:p>
          </draw:text-box>
        </draw:frame>
        <draw:frame draw:style-name="gr4" draw:text-style-name="P5" draw:layer="layout" svg:width="0.891cm" svg:height="0.183cm" svg:x="2.484cm" svg:y="1.972cm">
          <draw:text-box>
            <text:p text:style-name="P4"><text:span text:style-name="T1">description</text:span></text:p>
          </draw:text-box>
        </draw:frame>
        <draw:frame draw:style-name="gr4" draw:text-style-name="P5" draw:layer="layout" svg:width="0.768cm" svg:height="0.183cm" svg:x="6.872cm" svg:y="1.972cm">
          <draw:text-box>
            <text:p text:style-name="P4"><text:span text:style-name="T1">Expected</text:span></text:p>
          </draw:text-box>
        </draw:frame>
        <draw:frame draw:style-name="gr4" draw:text-style-name="P5" draw:layer="layout" svg:width="0.514cm" svg:height="0.183cm" svg:x="9.44cm" svg:y="1.972cm">
          <draw:text-box>
            <text:p text:style-name="P4"><text:span text:style-name="T1">Actual</text:span></text:p>
          </draw:text-box>
        </draw:frame>
        <draw:frame draw:style-name="gr4" draw:text-style-name="P5" draw:layer="layout" svg:width="0.182cm" svg:height="0.183cm" svg:x="1.82cm" svg:y="2.268cm">
          <draw:text-box>
            <text:p text:style-name="P4"><text:span text:style-name="T1">1</text:span></text:p>
          </draw:text-box>
        </draw:frame>
        <draw:frame draw:style-name="gr4" draw:text-style-name="P5" draw:layer="layout" svg:width="0.311cm" svg:height="0.183cm" svg:x="2.484cm" svg:y="2.268cm">
          <draw:text-box>
            <text:p text:style-name="P4"><text:span text:style-name="T1">1+1</text:span></text:p>
          </draw:text-box>
        </draw:frame>
        <draw:frame draw:style-name="gr4" draw:text-style-name="P5" draw:layer="layout" svg:width="0.182cm" svg:height="0.183cm" svg:x="6.872cm" svg:y="2.268cm">
          <draw:text-box>
            <text:p text:style-name="P4"><text:span text:style-name="T1">2</text:span></text:p>
          </draw:text-box>
        </draw:frame>
        <draw:frame draw:style-name="gr4" draw:text-style-name="P5" draw:layer="layout" svg:width="0.182cm" svg:height="0.183cm" svg:x="9.44cm" svg:y="2.268cm">
          <draw:text-box>
            <text:p text:style-name="P4"><text:span text:style-name="T1">2</text:span></text:p>
          </draw:text-box>
        </draw:frame>
        <draw:frame draw:style-name="gr4" draw:text-style-name="P5" draw:layer="layout" svg:width="0.182cm" svg:height="0.183cm" svg:x="1.82cm" svg:y="2.564cm">
          <draw:text-box>
            <text:p text:style-name="P4"><text:span text:style-name="T1">2</text:span></text:p>
          </draw:text-box>
        </draw:frame>
        <draw:frame draw:style-name="gr4" draw:text-style-name="P5" draw:layer="layout" svg:width="0.311cm" svg:height="0.183cm" svg:x="2.484cm" svg:y="2.564cm">
          <draw:text-box>
            <text:p text:style-name="P4"><text:span text:style-name="T1">0+1</text:span></text:p>
          </draw:text-box>
        </draw:frame>
        <draw:frame draw:style-name="gr4" draw:text-style-name="P5" draw:layer="layout" svg:width="0.182cm" svg:height="0.183cm" svg:x="6.872cm" svg:y="2.564cm">
          <draw:text-box>
            <text:p text:style-name="P4"><text:span text:style-name="T1">1</text:span></text:p>
          </draw:text-box>
        </draw:frame>
        <draw:frame draw:style-name="gr4" draw:text-style-name="P5" draw:layer="layout" svg:width="0.182cm" svg:height="0.183cm" svg:x="9.44cm" svg:y="2.564cm">
          <draw:text-box>
            <text:p text:style-name="P4"><text:span text:style-name="T1">1</text:span></text:p>
          </draw:text-box>
        </draw:frame>
        <draw:frame draw:style-name="gr4" draw:text-style-name="P5" draw:layer="layout" svg:width="0.182cm" svg:height="0.183cm" svg:x="1.82cm" svg:y="2.861cm">
          <draw:text-box>
            <text:p text:style-name="P4"><text:span text:style-name="T1">3</text:span></text:p>
          </draw:text-box>
        </draw:frame>
        <draw:frame draw:style-name="gr4" draw:text-style-name="P5" draw:layer="layout" svg:width="4.07cm" svg:height="0.183cm" svg:x="2.484cm" svg:y="2.861cm">
          <draw:text-box>
            <text:p text:style-name="P4"><text:span text:style-name="T1">9223372036854775807 + 9223372036854775807</text:span></text:p>
          </draw:text-box>
        </draw:frame>
        <draw:frame draw:style-name="gr4" draw:text-style-name="P5" draw:layer="layout" svg:width="2.034cm" svg:height="0.183cm" svg:x="6.872cm" svg:y="2.861cm">
          <draw:text-box>
            <text:p text:style-name="P4"><text:span text:style-name="T1">18446744073709551614</text:span></text:p>
          </draw:text-box>
        </draw:frame>
        <draw:frame draw:style-name="gr4" draw:text-style-name="P5" draw:layer="layout" svg:width="0.789cm" svg:height="0.183cm" svg:x="9.44cm" svg:y="2.861cm">
          <draw:text-box>
            <text:p text:style-name="P4"><text:span text:style-name="T1">1.84E+19</text:span></text:p>
          </draw:text-box>
        </draw:frame>
        <draw:frame draw:style-name="gr4" draw:text-style-name="P5" draw:layer="layout" svg:width="0.182cm" svg:height="0.183cm" svg:x="1.82cm" svg:y="3.157cm">
          <draw:text-box>
            <text:p text:style-name="P4"><text:span text:style-name="T1">4</text:span></text:p>
          </draw:text-box>
        </draw:frame>
        <draw:frame draw:style-name="gr4" draw:text-style-name="P5" draw:layer="layout" svg:width="0.514cm" svg:height="0.183cm" svg:x="2.484cm" svg:y="3.157cm">
          <draw:text-box>
            <text:p text:style-name="P4"><text:span text:style-name="T1">9 + 10</text:span></text:p>
          </draw:text-box>
        </draw:frame>
        <draw:frame draw:style-name="gr4" draw:text-style-name="P5" draw:layer="layout" svg:width="0.205cm" svg:height="0.183cm" svg:x="6.872cm" svg:y="3.157cm">
          <draw:text-box>
            <text:p text:style-name="P4"><text:span text:style-name="T1">19</text:span></text:p>
          </draw:text-box>
        </draw:frame>
        <draw:frame draw:style-name="gr4" draw:text-style-name="P5" draw:layer="layout" svg:width="0.182cm" svg:height="0.183cm" svg:x="1.82cm" svg:y="3.453cm">
          <draw:text-box>
            <text:p text:style-name="P4"><text:span text:style-name="T1">5</text:span></text:p>
          </draw:text-box>
        </draw:frame>
        <draw:frame draw:style-name="gr4" draw:text-style-name="P5" draw:layer="layout" svg:width="2.292cm" svg:height="0.183cm" svg:x="2.484cm" svg:y="3.453cm">
          <draw:text-box>
            <text:p text:style-name="P4"><text:span text:style-name="T1"><text:s/></text:span><text:span text:style-name="T1">4294967295 + 4294967295</text:span></text:p>
          </draw:text-box>
        </draw:frame>
        <draw:frame draw:style-name="gr4" draw:text-style-name="P5" draw:layer="layout" svg:width="1.018cm" svg:height="0.183cm" svg:x="6.872cm" svg:y="3.453cm">
          <draw:text-box>
            <text:p text:style-name="P4"><text:span text:style-name="T1">8589934590</text:span></text:p>
          </draw:text-box>
        </draw:frame>
        <draw:frame draw:style-name="gr4" draw:text-style-name="P5" draw:layer="layout" svg:width="0.789cm" svg:height="0.183cm" svg:x="9.44cm" svg:y="3.453cm">
          <draw:text-box>
            <text:p text:style-name="P4"><text:span text:style-name="T1">8.59E+09</text:span></text:p>
          </draw:text-box>
        </draw:frame>
        <draw:frame draw:style-name="gr4" draw:text-style-name="P5" draw:layer="layout" svg:width="0.182cm" svg:height="0.183cm" svg:x="1.82cm" svg:y="3.75cm">
          <draw:text-box>
            <text:p text:style-name="P4"><text:span text:style-name="T1">6</text:span></text:p>
          </draw:text-box>
        </draw:frame>
        <draw:frame draw:style-name="gr4" draw:text-style-name="P5" draw:layer="layout" svg:width="0.264cm" svg:height="0.183cm" svg:x="2.484cm" svg:y="3.75cm">
          <draw:text-box>
            <text:p text:style-name="P4"><text:span text:style-name="T1">1-1</text:span></text:p>
          </draw:text-box>
        </draw:frame>
        <draw:frame draw:style-name="gr4" draw:text-style-name="P5" draw:layer="layout" svg:width="0.182cm" svg:height="0.183cm" svg:x="6.872cm" svg:y="3.75cm">
          <draw:text-box>
            <text:p text:style-name="P4"><text:span text:style-name="T1">0</text:span></text:p>
          </draw:text-box>
        </draw:frame>
        <draw:frame draw:style-name="gr4" draw:text-style-name="P5" draw:layer="layout" svg:width="0.182cm" svg:height="0.183cm" svg:x="9.44cm" svg:y="3.75cm">
          <draw:text-box>
            <text:p text:style-name="P4"><text:span text:style-name="T1">0</text:span></text:p>
          </draw:text-box>
        </draw:frame>
        <draw:frame draw:style-name="gr4" draw:text-style-name="P5" draw:layer="layout" svg:width="0.182cm" svg:height="0.183cm" svg:x="1.82cm" svg:y="4.046cm">
          <draw:text-box>
            <text:p text:style-name="P4"><text:span text:style-name="T1">7</text:span></text:p>
          </draw:text-box>
        </draw:frame>
        <draw:frame draw:style-name="gr4" draw:text-style-name="P5" draw:layer="layout" svg:width="0.182cm" svg:height="0.183cm" svg:x="2.484cm" svg:y="4.046cm">
          <draw:text-box>
            <text:p text:style-name="P4"><text:span text:style-name="T1">-1</text:span></text:p>
          </draw:text-box>
        </draw:frame>
        <draw:frame draw:style-name="gr4" draw:text-style-name="P5" draw:layer="layout" svg:width="0.182cm" svg:height="0.183cm" svg:x="6.872cm" svg:y="4.046cm">
          <draw:text-box>
            <text:p text:style-name="P4"><text:span text:style-name="T1">-1</text:span></text:p>
          </draw:text-box>
        </draw:frame>
        <draw:frame draw:style-name="gr4" draw:text-style-name="P5" draw:layer="layout" svg:width="0.182cm" svg:height="0.183cm" svg:x="9.44cm" svg:y="4.046cm">
          <draw:text-box>
            <text:p text:style-name="P4"><text:span text:style-name="T1">-1</text:span></text:p>
          </draw:text-box>
        </draw:frame>
        <draw:frame draw:style-name="gr4" draw:text-style-name="P5" draw:layer="layout" svg:width="0.182cm" svg:height="0.183cm" svg:x="1.82cm" svg:y="4.342cm">
          <draw:text-box>
            <text:p text:style-name="P4"><text:span text:style-name="T1">8</text:span></text:p>
          </draw:text-box>
        </draw:frame>
        <draw:frame draw:style-name="gr4" draw:text-style-name="P5" draw:layer="layout" svg:width="0.182cm" svg:height="0.183cm" svg:x="2.484cm" svg:y="4.342cm">
          <draw:text-box>
            <text:p text:style-name="P4"><text:span text:style-name="T1">$</text:span></text:p>
          </draw:text-box>
        </draw:frame>
        <draw:frame draw:style-name="gr4" draw:text-style-name="P5" draw:layer="layout" svg:width="0.366cm" svg:height="0.183cm" svg:x="6.872cm" svg:y="4.342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4.342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82cm" svg:height="0.183cm" svg:x="1.82cm" svg:y="4.639cm">
          <draw:text-box>
            <text:p text:style-name="P4"><text:span text:style-name="T1">9</text:span></text:p>
          </draw:text-box>
        </draw:frame>
        <draw:frame draw:style-name="gr4" draw:text-style-name="P5" draw:layer="layout" svg:width="0.29cm" svg:height="0.183cm" svg:x="2.484cm" svg:y="4.639cm">
          <draw:text-box>
            <text:p text:style-name="P4"><text:span text:style-name="T1">2^4</text:span></text:p>
          </draw:text-box>
        </draw:frame>
        <draw:frame draw:style-name="gr4" draw:text-style-name="P5" draw:layer="layout" svg:width="0.205cm" svg:height="0.183cm" svg:x="6.872cm" svg:y="4.639cm">
          <draw:text-box>
            <text:p text:style-name="P4"><text:span text:style-name="T1">16</text:span></text:p>
          </draw:text-box>
        </draw:frame>
        <draw:frame draw:style-name="gr4" draw:text-style-name="P5" draw:layer="layout" svg:width="0.205cm" svg:height="0.183cm" svg:x="9.44cm" svg:y="4.639cm">
          <draw:text-box>
            <text:p text:style-name="P4"><text:span text:style-name="T1">16</text:span></text:p>
          </draw:text-box>
        </draw:frame>
        <draw:frame draw:style-name="gr4" draw:text-style-name="P5" draw:layer="layout" svg:width="0.205cm" svg:height="0.183cm" svg:x="1.82cm" svg:y="5.57cm">
          <draw:text-box>
            <text:p text:style-name="P4"><text:span text:style-name="T1">10</text:span></text:p>
          </draw:text-box>
        </draw:frame>
        <draw:frame draw:style-name="gr4" draw:text-style-name="P5" draw:layer="layout" svg:width="0.493cm" svg:height="0.183cm" svg:x="2.484cm" svg:y="5.57cm">
          <draw:text-box>
            <text:p text:style-name="P4"><text:span text:style-name="T1">2^512</text:span></text:p>
          </draw:text-box>
        </draw:frame>
        <draw:frame draw:style-name="gr4" draw:text-style-name="P5" draw:layer="layout" svg:width="2.44cm" svg:height="0.183cm" svg:x="6.872cm" svg:y="4.935cm">
          <draw:text-box>
            <text:p text:style-name="P4"><text:span text:style-name="T1">134078079299425970995740</text:span></text:p>
          </draw:text-box>
        </draw:frame>
        <draw:frame draw:style-name="gr4" draw:text-style-name="P5" draw:layer="layout" svg:width="2.44cm" svg:height="0.183cm" svg:x="6.872cm" svg:y="5.146cm">
          <draw:text-box>
            <text:p text:style-name="P4"><text:span text:style-name="T1">249982058461274793658205</text:span></text:p>
          </draw:text-box>
        </draw:frame>
        <draw:frame draw:style-name="gr4" draw:text-style-name="P5" draw:layer="layout" svg:width="2.44cm" svg:height="0.183cm" svg:x="6.872cm" svg:y="5.357cm">
          <draw:text-box>
            <text:p text:style-name="P4"><text:span text:style-name="T1">923933777235614437217640</text:span></text:p>
          </draw:text-box>
        </draw:frame>
        <draw:frame draw:style-name="gr4" draw:text-style-name="P5" draw:layer="layout" svg:width="2.44cm" svg:height="0.183cm" svg:x="6.872cm" svg:y="5.568cm">
          <draw:text-box>
            <text:p text:style-name="P4"><text:span text:style-name="T1">300735469768018742981669</text:span></text:p>
          </draw:text-box>
        </draw:frame>
        <draw:frame draw:style-name="gr4" draw:text-style-name="P5" draw:layer="layout" svg:width="2.44cm" svg:height="0.183cm" svg:x="6.872cm" svg:y="5.779cm">
          <draw:text-box>
            <text:p text:style-name="P4"><text:span text:style-name="T1">034276900318581864860508</text:span></text:p>
          </draw:text-box>
        </draw:frame>
        <draw:frame draw:style-name="gr4" draw:text-style-name="P5" draw:layer="layout" svg:width="2.44cm" svg:height="0.183cm" svg:x="6.872cm" svg:y="5.99cm">
          <draw:text-box>
            <text:p text:style-name="P4"><text:span text:style-name="T1">537538828119465699464336</text:span></text:p>
          </draw:text-box>
        </draw:frame>
        <draw:frame draw:style-name="gr4" draw:text-style-name="P5" draw:layer="layout" svg:width="1.12cm" svg:height="0.183cm" svg:x="6.872cm" svg:y="6.201cm">
          <draw:text-box>
            <text:p text:style-name="P4"><text:span text:style-name="T1">49006084096</text:span></text:p>
          </draw:text-box>
        </draw:frame>
        <draw:frame draw:style-name="gr4" draw:text-style-name="P5" draw:layer="layout" svg:width="0.366cm" svg:height="0.183cm" svg:x="9.44cm" svg:y="5.5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6.487cm">
          <draw:text-box>
            <text:p text:style-name="P4"><text:span text:style-name="T1">11</text:span></text:p>
          </draw:text-box>
        </draw:frame>
        <draw:frame draw:style-name="gr4" draw:text-style-name="P5" draw:layer="layout" svg:width="0.675cm" svg:height="0.183cm" svg:x="2.484cm" svg:y="6.487cm">
          <draw:text-box>
            <text:p text:style-name="P4"><text:span text:style-name="T1">NaN + 2</text:span></text:p>
          </draw:text-box>
        </draw:frame>
        <draw:frame draw:style-name="gr4" draw:text-style-name="P5" draw:layer="layout" svg:width="0.366cm" svg:height="0.183cm" svg:x="6.872cm" svg:y="6.48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6.48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6.783cm">
          <draw:text-box>
            <text:p text:style-name="P4"><text:span text:style-name="T1">12</text:span></text:p>
          </draw:text-box>
        </draw:frame>
        <draw:frame draw:style-name="gr4" draw:text-style-name="P5" draw:layer="layout" svg:width="1.314cm" svg:height="0.183cm" svg:x="2.484cm" svg:y="6.783cm">
          <draw:text-box>
            <text:p text:style-name="P4"><text:span text:style-name="T1">entering nothing</text:span></text:p>
          </draw:text-box>
        </draw:frame>
        <draw:frame draw:style-name="gr4" draw:text-style-name="P5" draw:layer="layout" svg:width="0.182cm" svg:height="0.183cm" svg:x="9.44cm" svg:y="6.783cm">
          <draw:text-box>
            <text:p text:style-name="P4"><text:span text:style-name="T1">0</text:span></text:p>
          </draw:text-box>
        </draw:frame>
        <draw:frame draw:style-name="gr4" draw:text-style-name="P5" draw:layer="layout" svg:width="0.205cm" svg:height="0.183cm" svg:x="1.82cm" svg:y="7.08cm">
          <draw:text-box>
            <text:p text:style-name="P4"><text:span text:style-name="T1">13</text:span></text:p>
          </draw:text-box>
        </draw:frame>
        <draw:frame draw:style-name="gr4" draw:text-style-name="P5" draw:layer="layout" svg:width="3.169cm" svg:height="0.183cm" svg:x="2.484cm" svg:y="7.08cm">
          <draw:text-box>
            <text:p text:style-name="P4"><text:span text:style-name="T1">60 - 0 <text:s/>(with a space between 60 and -)</text:span></text:p>
          </draw:text-box>
        </draw:frame>
        <draw:frame draw:style-name="gr4" draw:text-style-name="P5" draw:layer="layout" svg:width="0.205cm" svg:height="0.183cm" svg:x="6.872cm" svg:y="7.08cm">
          <draw:text-box>
            <text:p text:style-name="P4"><text:span text:style-name="T1">60</text:span></text:p>
          </draw:text-box>
        </draw:frame>
        <draw:frame draw:style-name="gr4" draw:text-style-name="P5" draw:layer="layout" svg:width="0.366cm" svg:height="0.183cm" svg:x="9.44cm" svg:y="7.08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7.376cm">
          <draw:text-box>
            <text:p text:style-name="P4"><text:span text:style-name="T1">14</text:span></text:p>
          </draw:text-box>
        </draw:frame>
        <draw:frame draw:style-name="gr4" draw:text-style-name="P5" draw:layer="layout" svg:width="0.48cm" svg:height="0.183cm" svg:x="2.484cm" svg:y="7.376cm">
          <draw:text-box>
            <text:p text:style-name="P4"><text:span text:style-name="T1">60 * 0</text:span></text:p>
          </draw:text-box>
        </draw:frame>
        <draw:frame draw:style-name="gr4" draw:text-style-name="P5" draw:layer="layout" svg:width="0.182cm" svg:height="0.183cm" svg:x="6.872cm" svg:y="7.376cm">
          <draw:text-box>
            <text:p text:style-name="P4"><text:span text:style-name="T1">0</text:span></text:p>
          </draw:text-box>
        </draw:frame>
        <draw:frame draw:style-name="gr4" draw:text-style-name="P5" draw:layer="layout" svg:width="0.182cm" svg:height="0.183cm" svg:x="9.44cm" svg:y="7.376cm">
          <draw:text-box>
            <text:p text:style-name="P4"><text:span text:style-name="T1">0</text:span></text:p>
          </draw:text-box>
        </draw:frame>
        <draw:frame draw:style-name="gr4" draw:text-style-name="P5" draw:layer="layout" svg:width="0.205cm" svg:height="0.183cm" svg:x="1.82cm" svg:y="7.672cm">
          <draw:text-box>
            <text:p text:style-name="P4"><text:span text:style-name="T1">15</text:span></text:p>
          </draw:text-box>
        </draw:frame>
        <draw:frame draw:style-name="gr4" draw:text-style-name="P5" draw:layer="layout" svg:width="0.976cm" svg:height="0.183cm" svg:x="2.484cm" svg:y="7.672cm">
          <draw:text-box>
            <text:p text:style-name="P4"><text:span text:style-name="T1">5 <text:s text:c="4"/>- <text:s text:c="8"/>2</text:span></text:p>
          </draw:text-box>
        </draw:frame>
        <draw:frame draw:style-name="gr4" draw:text-style-name="P5" draw:layer="layout" svg:width="0.182cm" svg:height="0.183cm" svg:x="6.872cm" svg:y="7.672cm">
          <draw:text-box>
            <text:p text:style-name="P4"><text:span text:style-name="T1">3</text:span></text:p>
          </draw:text-box>
        </draw:frame>
        <draw:frame draw:style-name="gr4" draw:text-style-name="P5" draw:layer="layout" svg:width="0.366cm" svg:height="0.183cm" svg:x="9.44cm" svg:y="7.672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7.969cm">
          <draw:text-box>
            <text:p text:style-name="P4"><text:span text:style-name="T1">16</text:span></text:p>
          </draw:text-box>
        </draw:frame>
        <draw:frame draw:style-name="gr4" draw:text-style-name="P5" draw:layer="layout" svg:width="3.152cm" svg:height="0.183cm" svg:x="2.484cm" svg:y="7.969cm">
          <draw:text-box>
            <text:p text:style-name="P4"><text:span text:style-name="T1">Robert'); DROP TABLE STUDENTS; --</text:span></text:p>
          </draw:text-box>
        </draw:frame>
        <draw:frame draw:style-name="gr4" draw:text-style-name="P5" draw:layer="layout" svg:width="0.366cm" svg:height="0.183cm" svg:x="6.872cm" svg:y="7.969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7.969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8.265cm">
          <draw:text-box>
            <text:p text:style-name="P4"><text:span text:style-name="T1">17</text:span></text:p>
          </draw:text-box>
        </draw:frame>
        <draw:frame draw:style-name="gr4" draw:text-style-name="P5" draw:layer="layout" svg:width="0.531cm" svg:height="0.183cm" svg:x="2.484cm" svg:y="8.265cm">
          <draw:text-box>
            <text:p text:style-name="P4"><text:span text:style-name="T1">80/4*5</text:span></text:p>
          </draw:text-box>
        </draw:frame>
        <draw:frame draw:style-name="gr4" draw:text-style-name="P5" draw:layer="layout" svg:width="0.307cm" svg:height="0.183cm" svg:x="6.872cm" svg:y="8.265cm">
          <draw:text-box>
            <text:p text:style-name="P4"><text:span text:style-name="T1">100</text:span></text:p>
          </draw:text-box>
        </draw:frame>
        <draw:frame draw:style-name="gr4" draw:text-style-name="P5" draw:layer="layout" svg:width="0.182cm" svg:height="0.183cm" svg:x="9.44cm" svg:y="8.265cm">
          <draw:text-box>
            <text:p text:style-name="P4"><text:span text:style-name="T1">4</text:span></text:p>
          </draw:text-box>
        </draw:frame>
        <draw:frame draw:style-name="gr4" draw:text-style-name="P5" draw:layer="layout" svg:width="0.205cm" svg:height="0.183cm" svg:x="1.82cm" svg:y="8.561cm">
          <draw:text-box>
            <text:p text:style-name="P4"><text:span text:style-name="T1">18</text:span></text:p>
          </draw:text-box>
        </draw:frame>
        <draw:frame draw:style-name="gr4" draw:text-style-name="P5" draw:layer="layout" svg:width="0.65cm" svg:height="0.183cm" svg:x="2.484cm" svg:y="8.561cm">
          <draw:text-box>
            <text:p text:style-name="P4"><text:span text:style-name="T1">(80/4)*5</text:span></text:p>
          </draw:text-box>
        </draw:frame>
        <draw:frame draw:style-name="gr4" draw:text-style-name="P5" draw:layer="layout" svg:width="0.307cm" svg:height="0.183cm" svg:x="6.872cm" svg:y="8.561cm">
          <draw:text-box>
            <text:p text:style-name="P4"><text:span text:style-name="T1">100</text:span></text:p>
          </draw:text-box>
        </draw:frame>
        <draw:frame draw:style-name="gr4" draw:text-style-name="P5" draw:layer="layout" svg:width="0.459cm" svg:height="0.183cm" svg:x="9.44cm" svg:y="8.561cm">
          <draw:text-box>
            <text:p text:style-name="P4"><text:span text:style-name="T1">100.0</text:span></text:p>
          </draw:text-box>
        </draw:frame>
        <draw:frame draw:style-name="gr4" draw:text-style-name="P5" draw:layer="layout" svg:width="0.205cm" svg:height="0.183cm" svg:x="1.82cm" svg:y="8.858cm">
          <draw:text-box>
            <text:p text:style-name="P4"><text:span text:style-name="T1">19</text:span></text:p>
          </draw:text-box>
        </draw:frame>
        <draw:frame draw:style-name="gr4" draw:text-style-name="P5" draw:layer="layout" svg:width="0.531cm" svg:height="0.183cm" svg:x="2.484cm" svg:y="8.858cm">
          <draw:text-box>
            <text:p text:style-name="P4"><text:span text:style-name="T1">5*80/4</text:span></text:p>
          </draw:text-box>
        </draw:frame>
        <draw:frame draw:style-name="gr4" draw:text-style-name="P5" draw:layer="layout" svg:width="0.307cm" svg:height="0.183cm" svg:x="6.872cm" svg:y="8.858cm">
          <draw:text-box>
            <text:p text:style-name="P4"><text:span text:style-name="T1">100</text:span></text:p>
          </draw:text-box>
        </draw:frame>
        <draw:frame draw:style-name="gr4" draw:text-style-name="P5" draw:layer="layout" svg:width="0.459cm" svg:height="0.183cm" svg:x="9.44cm" svg:y="8.858cm">
          <draw:text-box>
            <text:p text:style-name="P4"><text:span text:style-name="T1">100.0</text:span></text:p>
          </draw:text-box>
        </draw:frame>
        <draw:frame draw:style-name="gr4" draw:text-style-name="P5" draw:layer="layout" svg:width="0.205cm" svg:height="0.183cm" svg:x="1.82cm" svg:y="9.154cm">
          <draw:text-box>
            <text:p text:style-name="P4"><text:span text:style-name="T1">20</text:span></text:p>
          </draw:text-box>
        </draw:frame>
        <draw:frame draw:style-name="gr4" draw:text-style-name="P5" draw:layer="layout" svg:width="0.65cm" svg:height="0.183cm" svg:x="2.484cm" svg:y="9.154cm">
          <draw:text-box>
            <text:p text:style-name="P4"><text:span text:style-name="T1">5*(80/4)</text:span></text:p>
          </draw:text-box>
        </draw:frame>
        <draw:frame draw:style-name="gr4" draw:text-style-name="P5" draw:layer="layout" svg:width="0.307cm" svg:height="0.183cm" svg:x="6.872cm" svg:y="9.154cm">
          <draw:text-box>
            <text:p text:style-name="P4"><text:span text:style-name="T1">100</text:span></text:p>
          </draw:text-box>
        </draw:frame>
        <draw:frame draw:style-name="gr4" draw:text-style-name="P5" draw:layer="layout" svg:width="0.459cm" svg:height="0.183cm" svg:x="9.44cm" svg:y="9.154cm">
          <draw:text-box>
            <text:p text:style-name="P4"><text:span text:style-name="T1">100.0</text:span></text:p>
          </draw:text-box>
        </draw:frame>
        <draw:frame draw:style-name="gr4" draw:text-style-name="P5" draw:layer="layout" svg:width="0.205cm" svg:height="0.183cm" svg:x="1.82cm" svg:y="9.45cm">
          <draw:text-box>
            <text:p text:style-name="P4"><text:span text:style-name="T1">21</text:span></text:p>
          </draw:text-box>
        </draw:frame>
        <draw:frame draw:style-name="gr4" draw:text-style-name="P5" draw:layer="layout" svg:width="0.65cm" svg:height="0.183cm" svg:x="2.484cm" svg:y="9.45cm">
          <draw:text-box>
            <text:p text:style-name="P4"><text:span text:style-name="T1">80/(4*5)</text:span></text:p>
          </draw:text-box>
        </draw:frame>
        <draw:frame draw:style-name="gr4" draw:text-style-name="P5" draw:layer="layout" svg:width="0.182cm" svg:height="0.183cm" svg:x="6.872cm" svg:y="9.45cm">
          <draw:text-box>
            <text:p text:style-name="P4"><text:span text:style-name="T1">4</text:span></text:p>
          </draw:text-box>
        </draw:frame>
        <draw:frame draw:style-name="gr4" draw:text-style-name="P5" draw:layer="layout" svg:width="0.256cm" svg:height="0.183cm" svg:x="9.44cm" svg:y="9.45cm">
          <draw:text-box>
            <text:p text:style-name="P4"><text:span text:style-name="T1">4.0</text:span></text:p>
          </draw:text-box>
        </draw:frame>
        <draw:frame draw:style-name="gr4" draw:text-style-name="P5" draw:layer="layout" svg:width="0.205cm" svg:height="0.183cm" svg:x="1.82cm" svg:y="9.747cm">
          <draw:text-box>
            <text:p text:style-name="P4"><text:span text:style-name="T1">22</text:span></text:p>
          </draw:text-box>
        </draw:frame>
        <draw:frame draw:style-name="gr4" draw:text-style-name="P5" draw:layer="layout" svg:width="0.328cm" svg:height="0.183cm" svg:x="2.484cm" svg:y="9.747cm">
          <draw:text-box>
            <text:p text:style-name="P4"><text:span text:style-name="T1">2&amp;1</text:span></text:p>
          </draw:text-box>
        </draw:frame>
        <draw:frame draw:style-name="gr4" draw:text-style-name="P5" draw:layer="layout" svg:width="0.366cm" svg:height="0.183cm" svg:x="6.872cm" svg:y="9.74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9.74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10.043cm">
          <draw:text-box>
            <text:p text:style-name="P4"><text:span text:style-name="T1">23</text:span></text:p>
          </draw:text-box>
        </draw:frame>
        <draw:frame draw:style-name="gr4" draw:text-style-name="P5" draw:layer="layout" svg:width="0.578cm" svg:height="0.183cm" svg:x="2.484cm" svg:y="10.043cm">
          <draw:text-box>
            <text:p text:style-name="P4"><text:span text:style-name="T1">16 ^^ 2</text:span></text:p>
          </draw:text-box>
        </draw:frame>
        <draw:frame draw:style-name="gr4" draw:text-style-name="P5" draw:layer="layout" svg:width="0.366cm" svg:height="0.183cm" svg:x="6.872cm" svg:y="10.043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83cm" svg:x="9.44cm" svg:y="10.043cm">
          <draw:text-box>
            <text:p text:style-name="P4"><text:span text:style-name="T1">1.0</text:span></text:p>
          </draw:text-box>
        </draw:frame>
        <draw:frame draw:style-name="gr4" draw:text-style-name="P5" draw:layer="layout" svg:width="0.205cm" svg:height="0.183cm" svg:x="1.82cm" svg:y="10.339cm">
          <draw:text-box>
            <text:p text:style-name="P4"><text:span text:style-name="T1">24</text:span></text:p>
          </draw:text-box>
        </draw:frame>
        <draw:frame draw:style-name="gr4" draw:text-style-name="P5" draw:layer="layout" svg:width="1.052cm" svg:height="0.183cm" svg:x="2.484cm" svg:y="10.339cm">
          <draw:text-box>
            <text:p text:style-name="P4"><text:span text:style-name="T1">3443 ^^^^ 23</text:span></text:p>
          </draw:text-box>
        </draw:frame>
        <draw:frame draw:style-name="gr4" draw:text-style-name="P5" draw:layer="layout" svg:width="0.366cm" svg:height="0.183cm" svg:x="6.872cm" svg:y="10.339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83cm" svg:x="9.44cm" svg:y="10.339cm">
          <draw:text-box>
            <text:p text:style-name="P4"><text:span text:style-name="T1">1.0</text:span></text:p>
          </draw:text-box>
        </draw:frame>
        <draw:frame draw:style-name="gr4" draw:text-style-name="P5" draw:layer="layout" svg:width="0.205cm" svg:height="0.183cm" svg:x="1.82cm" svg:y="10.636cm">
          <draw:text-box>
            <text:p text:style-name="P4"><text:span text:style-name="T1">25</text:span></text:p>
          </draw:text-box>
        </draw:frame>
        <draw:frame draw:style-name="gr4" draw:text-style-name="P5" draw:layer="layout" svg:width="0.256cm" svg:height="0.183cm" svg:x="2.484cm" svg:y="10.636cm">
          <draw:text-box>
            <text:p text:style-name="P4"><text:span text:style-name="T1">1/0</text:span></text:p>
          </draw:text-box>
        </draw:frame>
        <draw:frame draw:style-name="gr4" draw:text-style-name="P5" draw:layer="layout" svg:width="0.366cm" svg:height="0.183cm" svg:x="6.872cm" svg:y="10.63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10.63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10.932cm">
          <draw:text-box>
            <text:p text:style-name="P4"><text:span text:style-name="T1">26</text:span></text:p>
          </draw:text-box>
        </draw:frame>
        <draw:frame draw:style-name="gr4" draw:text-style-name="P5" draw:layer="layout" svg:width="0.256cm" svg:height="0.183cm" svg:x="2.484cm" svg:y="10.932cm">
          <draw:text-box>
            <text:p text:style-name="P4"><text:span text:style-name="T1">0/1</text:span></text:p>
          </draw:text-box>
        </draw:frame>
        <draw:frame draw:style-name="gr4" draw:text-style-name="P5" draw:layer="layout" svg:width="0.182cm" svg:height="0.183cm" svg:x="6.872cm" svg:y="10.932cm">
          <draw:text-box>
            <text:p text:style-name="P4"><text:span text:style-name="T1">0</text:span></text:p>
          </draw:text-box>
        </draw:frame>
        <draw:frame draw:style-name="gr4" draw:text-style-name="P5" draw:layer="layout" svg:width="0.256cm" svg:height="0.183cm" svg:x="9.44cm" svg:y="10.932cm">
          <draw:text-box>
            <text:p text:style-name="P4"><text:span text:style-name="T1">0.0</text:span></text:p>
          </draw:text-box>
        </draw:frame>
        <draw:frame draw:style-name="gr4" draw:text-style-name="P5" draw:layer="layout" svg:width="0.205cm" svg:height="0.183cm" svg:x="1.82cm" svg:y="11.228cm">
          <draw:text-box>
            <text:p text:style-name="P4"><text:span text:style-name="T1">27</text:span></text:p>
          </draw:text-box>
        </draw:frame>
        <draw:frame draw:style-name="gr4" draw:text-style-name="P5" draw:layer="layout" svg:width="4.155cm" svg:height="0.183cm" svg:x="2.484cm" svg:y="11.228cm">
          <draw:text-box>
            <text:p text:style-name="P4"><text:span text:style-name="T1">0.1 + 0.2 (checking for ieee 754 floating point error)</text:span></text:p>
          </draw:text-box>
        </draw:frame>
        <draw:frame draw:style-name="gr4" draw:text-style-name="P5" draw:layer="layout" svg:width="0.256cm" svg:height="0.183cm" svg:x="6.872cm" svg:y="11.228cm">
          <draw:text-box>
            <text:p text:style-name="P4"><text:span text:style-name="T1">0.3</text:span></text:p>
          </draw:text-box>
        </draw:frame>
        <draw:frame draw:style-name="gr4" draw:text-style-name="P5" draw:layer="layout" svg:width="0.256cm" svg:height="0.183cm" svg:x="9.44cm" svg:y="11.228cm">
          <draw:text-box>
            <text:p text:style-name="P4"><text:span text:style-name="T1">0.3</text:span></text:p>
          </draw:text-box>
        </draw:frame>
        <draw:frame draw:style-name="gr4" draw:text-style-name="P5" draw:layer="layout" svg:width="0.205cm" svg:height="0.183cm" svg:x="1.82cm" svg:y="11.525cm">
          <draw:text-box>
            <text:p text:style-name="P4"><text:span text:style-name="T1">28</text:span></text:p>
          </draw:text-box>
        </draw:frame>
        <draw:frame draw:style-name="gr4" draw:text-style-name="P5" draw:layer="layout" svg:width="0.209cm" svg:height="0.183cm" svg:x="2.484cm" svg:y="11.525cm">
          <draw:text-box>
            <text:p text:style-name="P4"><text:span text:style-name="T1">1+</text:span></text:p>
          </draw:text-box>
        </draw:frame>
        <draw:frame draw:style-name="gr4" draw:text-style-name="P5" draw:layer="layout" svg:width="0.366cm" svg:height="0.183cm" svg:x="6.872cm" svg:y="11.525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11.525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11.821cm">
          <draw:text-box>
            <text:p text:style-name="P4"><text:span text:style-name="T1">29</text:span></text:p>
          </draw:text-box>
        </draw:frame>
        <draw:frame draw:style-name="gr4" draw:text-style-name="P5" draw:layer="layout" svg:width="0.182cm" svg:height="0.183cm" svg:x="2.484cm" svg:y="11.821cm">
          <draw:text-box>
            <text:p text:style-name="P4"><text:span text:style-name="T1">/1</text:span></text:p>
          </draw:text-box>
        </draw:frame>
        <draw:frame draw:style-name="gr4" draw:text-style-name="P5" draw:layer="layout" svg:width="0.366cm" svg:height="0.183cm" svg:x="6.872cm" svg:y="11.821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83cm" svg:x="9.44cm" svg:y="11.821cm">
          <draw:text-box>
            <text:p text:style-name="P4"><text:span text:style-name="T1">0.0</text:span></text:p>
          </draw:text-box>
        </draw:frame>
        <draw:frame draw:style-name="gr4" draw:text-style-name="P5" draw:layer="layout" svg:width="0.205cm" svg:height="0.183cm" svg:x="1.82cm" svg:y="12.117cm">
          <draw:text-box>
            <text:p text:style-name="P4"><text:span text:style-name="T1">30</text:span></text:p>
          </draw:text-box>
        </draw:frame>
        <draw:frame draw:style-name="gr4" draw:text-style-name="P5" draw:layer="layout" svg:width="0.182cm" svg:height="0.183cm" svg:x="2.484cm" svg:y="12.117cm">
          <draw:text-box>
            <text:p text:style-name="P4"><text:span text:style-name="T1">1/</text:span></text:p>
          </draw:text-box>
        </draw:frame>
        <draw:frame draw:style-name="gr4" draw:text-style-name="P5" draw:layer="layout" svg:width="0.366cm" svg:height="0.183cm" svg:x="6.872cm" svg:y="12.11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12.11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12.414cm">
          <draw:text-box>
            <text:p text:style-name="P4"><text:span text:style-name="T1">31</text:span></text:p>
          </draw:text-box>
        </draw:frame>
        <draw:frame draw:style-name="gr4" draw:text-style-name="P5" draw:layer="layout" svg:width="0.182cm" svg:height="0.183cm" svg:x="2.484cm" svg:y="12.414cm">
          <draw:text-box>
            <text:p text:style-name="P4"><text:span text:style-name="T1">1*</text:span></text:p>
          </draw:text-box>
        </draw:frame>
        <draw:frame draw:style-name="gr4" draw:text-style-name="P5" draw:layer="layout" svg:width="0.366cm" svg:height="0.183cm" svg:x="6.872cm" svg:y="12.41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12.41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12.71cm">
          <draw:text-box>
            <text:p text:style-name="P4"><text:span text:style-name="T1">32</text:span></text:p>
          </draw:text-box>
        </draw:frame>
        <draw:frame draw:style-name="gr4" draw:text-style-name="P5" draw:layer="layout" svg:width="0.182cm" svg:height="0.183cm" svg:x="2.484cm" svg:y="12.71cm">
          <draw:text-box>
            <text:p text:style-name="P4"><text:span text:style-name="T1">*1</text:span></text:p>
          </draw:text-box>
        </draw:frame>
        <draw:frame draw:style-name="gr4" draw:text-style-name="P5" draw:layer="layout" svg:width="0.366cm" svg:height="0.183cm" svg:x="6.872cm" svg:y="12.71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83cm" svg:x="9.44cm" svg:y="12.71cm">
          <draw:text-box>
            <text:p text:style-name="P4"><text:span text:style-name="T1">0.0</text:span></text:p>
          </draw:text-box>
        </draw:frame>
        <draw:frame draw:style-name="gr4" draw:text-style-name="P5" draw:layer="layout" svg:width="0.205cm" svg:height="0.183cm" svg:x="1.82cm" svg:y="13.006cm">
          <draw:text-box>
            <text:p text:style-name="P4"><text:span text:style-name="T1">33</text:span></text:p>
          </draw:text-box>
        </draw:frame>
        <draw:frame draw:style-name="gr4" draw:text-style-name="P5" draw:layer="layout" svg:width="0.785cm" svg:height="0.183cm" svg:x="2.484cm" svg:y="13.006cm">
          <draw:text-box>
            <text:p text:style-name="P4"><text:span text:style-name="T1">((((1+1))))</text:span></text:p>
          </draw:text-box>
        </draw:frame>
        <draw:frame draw:style-name="gr4" draw:text-style-name="P5" draw:layer="layout" svg:width="0.182cm" svg:height="0.183cm" svg:x="6.872cm" svg:y="13.006cm">
          <draw:text-box>
            <text:p text:style-name="P4"><text:span text:style-name="T1">2</text:span></text:p>
          </draw:text-box>
        </draw:frame>
        <draw:frame draw:style-name="gr4" draw:text-style-name="P5" draw:layer="layout" svg:width="0.256cm" svg:height="0.183cm" svg:x="9.44cm" svg:y="13.006cm">
          <draw:text-box>
            <text:p text:style-name="P4"><text:span text:style-name="T1">2.0</text:span></text:p>
          </draw:text-box>
        </draw:frame>
        <draw:frame draw:style-name="gr4" draw:text-style-name="P5" draw:layer="layout" svg:width="0.205cm" svg:height="0.183cm" svg:x="1.82cm" svg:y="13.303cm">
          <draw:text-box>
            <text:p text:style-name="P4"><text:span text:style-name="T1">34</text:span></text:p>
          </draw:text-box>
        </draw:frame>
        <draw:frame draw:style-name="gr4" draw:text-style-name="P5" draw:layer="layout" svg:width="0.324cm" svg:height="0.183cm" svg:x="2.484cm" svg:y="13.303cm">
          <draw:text-box>
            <text:p text:style-name="P4"><text:span text:style-name="T1">5--2</text:span></text:p>
          </draw:text-box>
        </draw:frame>
        <draw:frame draw:style-name="gr4" draw:text-style-name="P5" draw:layer="layout" svg:width="0.182cm" svg:height="0.183cm" svg:x="6.872cm" svg:y="13.303cm">
          <draw:text-box>
            <text:p text:style-name="P4"><text:span text:style-name="T1">7</text:span></text:p>
          </draw:text-box>
        </draw:frame>
        <draw:frame draw:style-name="gr4" draw:text-style-name="P5" draw:layer="layout" svg:width="0.366cm" svg:height="0.183cm" svg:x="9.44cm" svg:y="13.303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13.599cm">
          <draw:text-box>
            <text:p text:style-name="P4"><text:span text:style-name="T1">35</text:span></text:p>
          </draw:text-box>
        </draw:frame>
        <draw:frame draw:style-name="gr4" draw:text-style-name="P5" draw:layer="layout" svg:width="0.599cm" svg:height="0.183cm" svg:x="2.484cm" svg:y="13.599cm">
          <draw:text-box>
            <text:p text:style-name="P4"><text:span text:style-name="T1">2^3 + 2</text:span></text:p>
          </draw:text-box>
        </draw:frame>
        <draw:frame draw:style-name="gr4" draw:text-style-name="P5" draw:layer="layout" svg:width="0.205cm" svg:height="0.183cm" svg:x="6.872cm" svg:y="13.599cm">
          <draw:text-box>
            <text:p text:style-name="P4"><text:span text:style-name="T1">10</text:span></text:p>
          </draw:text-box>
        </draw:frame>
        <draw:frame draw:style-name="gr4" draw:text-style-name="P5" draw:layer="layout" svg:width="0.358cm" svg:height="0.183cm" svg:x="9.44cm" svg:y="13.599cm">
          <draw:text-box>
            <text:p text:style-name="P4"><text:span text:style-name="T1">32.0</text:span></text:p>
          </draw:text-box>
        </draw:frame>
        <draw:frame draw:style-name="gr4" draw:text-style-name="P5" draw:layer="layout" svg:width="0.205cm" svg:height="0.183cm" svg:x="1.82cm" svg:y="13.895cm">
          <draw:text-box>
            <text:p text:style-name="P4"><text:span text:style-name="T1">36</text:span></text:p>
          </draw:text-box>
        </draw:frame>
        <draw:frame draw:style-name="gr4" draw:text-style-name="P5" draw:layer="layout" svg:width="0.908cm" svg:height="0.183cm" svg:x="2.484cm" svg:y="13.895cm">
          <draw:text-box>
            <text:p text:style-name="P4"><text:span text:style-name="T1">2^1 + 2 + 3</text:span></text:p>
          </draw:text-box>
        </draw:frame>
        <draw:frame draw:style-name="gr4" draw:text-style-name="P5" draw:layer="layout" svg:width="0.182cm" svg:height="0.183cm" svg:x="6.872cm" svg:y="13.895cm">
          <draw:text-box>
            <text:p text:style-name="P4"><text:span text:style-name="T1">7</text:span></text:p>
          </draw:text-box>
        </draw:frame>
        <draw:frame draw:style-name="gr4" draw:text-style-name="P5" draw:layer="layout" svg:width="0.358cm" svg:height="0.183cm" svg:x="9.44cm" svg:y="13.895cm">
          <draw:text-box>
            <text:p text:style-name="P4"><text:span text:style-name="T1">64.0</text:span></text:p>
          </draw:text-box>
        </draw:frame>
        <draw:frame draw:style-name="gr4" draw:text-style-name="P5" draw:layer="layout" svg:width="0.205cm" svg:height="0.183cm" svg:x="1.82cm" svg:y="14.192cm">
          <draw:text-box>
            <text:p text:style-name="P4"><text:span text:style-name="T1">37</text:span></text:p>
          </draw:text-box>
        </draw:frame>
        <draw:frame draw:style-name="gr4" draw:text-style-name="P5" draw:layer="layout" svg:width="0.717cm" svg:height="0.183cm" svg:x="2.484cm" svg:y="14.192cm">
          <draw:text-box>
            <text:p text:style-name="P4"><text:span text:style-name="T1">2^(3) + 1</text:span></text:p>
          </draw:text-box>
        </draw:frame>
        <draw:frame draw:style-name="gr4" draw:text-style-name="P5" draw:layer="layout" svg:width="0.182cm" svg:height="0.183cm" svg:x="6.872cm" svg:y="14.192cm">
          <draw:text-box>
            <text:p text:style-name="P4"><text:span text:style-name="T1">9</text:span></text:p>
          </draw:text-box>
        </draw:frame>
        <draw:frame draw:style-name="gr4" draw:text-style-name="P5" draw:layer="layout" svg:width="0.358cm" svg:height="0.183cm" svg:x="9.44cm" svg:y="14.192cm">
          <draw:text-box>
            <text:p text:style-name="P4"><text:span text:style-name="T1">16.0</text:span></text:p>
          </draw:text-box>
        </draw:frame>
        <draw:frame draw:style-name="gr4" draw:text-style-name="P5" draw:layer="layout" svg:width="0.205cm" svg:height="0.183cm" svg:x="1.82cm" svg:y="14.488cm">
          <draw:text-box>
            <text:p text:style-name="P4"><text:span text:style-name="T1">38</text:span></text:p>
          </draw:text-box>
        </draw:frame>
        <draw:frame draw:style-name="gr4" draw:text-style-name="P5" draw:layer="layout" svg:width="0.717cm" svg:height="0.183cm" svg:x="2.484cm" svg:y="14.488cm">
          <draw:text-box>
            <text:p text:style-name="P4"><text:span text:style-name="T1">(2^3) + 1</text:span></text:p>
          </draw:text-box>
        </draw:frame>
        <draw:frame draw:style-name="gr4" draw:text-style-name="P5" draw:layer="layout" svg:width="0.182cm" svg:height="0.183cm" svg:x="6.872cm" svg:y="14.488cm">
          <draw:text-box>
            <text:p text:style-name="P4"><text:span text:style-name="T1">9</text:span></text:p>
          </draw:text-box>
        </draw:frame>
        <draw:frame draw:style-name="gr4" draw:text-style-name="P5" draw:layer="layout" svg:width="0.256cm" svg:height="0.183cm" svg:x="9.44cm" svg:y="14.488cm">
          <draw:text-box>
            <text:p text:style-name="P4"><text:span text:style-name="T1">9.0</text:span></text:p>
          </draw:text-box>
        </draw:frame>
        <draw:frame draw:style-name="gr4" draw:text-style-name="P5" draw:layer="layout" svg:width="0.205cm" svg:height="0.183cm" svg:x="1.82cm" svg:y="14.784cm">
          <draw:text-box>
            <text:p text:style-name="P4"><text:span text:style-name="T1">39</text:span></text:p>
          </draw:text-box>
        </draw:frame>
        <draw:frame draw:style-name="gr4" draw:text-style-name="P5" draw:layer="layout" svg:width="0.463cm" svg:height="0.183cm" svg:x="2.484cm" svg:y="14.784cm">
          <draw:text-box>
            <text:p text:style-name="P4"><text:span text:style-name="T1"><text:s text:c="4"/></text:span><text:span text:style-name="T1">+ 1</text:span></text:p>
          </draw:text-box>
        </draw:frame>
        <draw:frame draw:style-name="gr4" draw:text-style-name="P5" draw:layer="layout" svg:width="0.366cm" svg:height="0.183cm" svg:x="6.872cm" svg:y="14.78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83cm" svg:x="9.44cm" svg:y="14.784cm">
          <draw:text-box>
            <text:p text:style-name="P4"><text:span text:style-name="T1">1.0</text:span></text:p>
          </draw:text-box>
        </draw:frame>
        <draw:frame draw:style-name="gr4" draw:text-style-name="P5" draw:layer="layout" svg:width="0.205cm" svg:height="0.183cm" svg:x="1.82cm" svg:y="15.081cm">
          <draw:text-box>
            <text:p text:style-name="P4"><text:span text:style-name="T1">40</text:span></text:p>
          </draw:text-box>
        </draw:frame>
        <draw:frame draw:style-name="gr4" draw:text-style-name="P5" draw:layer="layout" svg:width="0.569cm" svg:height="0.183cm" svg:x="2.484cm" svg:y="15.081cm">
          <draw:text-box>
            <text:p text:style-name="P4"><text:span text:style-name="T1">(2^3)-3</text:span></text:p>
          </draw:text-box>
        </draw:frame>
        <draw:frame draw:style-name="gr4" draw:text-style-name="P5" draw:layer="layout" svg:width="0.182cm" svg:height="0.183cm" svg:x="6.872cm" svg:y="15.081cm">
          <draw:text-box>
            <text:p text:style-name="P4"><text:span text:style-name="T1">5</text:span></text:p>
          </draw:text-box>
        </draw:frame>
        <draw:frame draw:style-name="gr4" draw:text-style-name="P5" draw:layer="layout" svg:width="0.366cm" svg:height="0.183cm" svg:x="9.44cm" svg:y="15.081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15.377cm">
          <draw:text-box>
            <text:p text:style-name="P4"><text:span text:style-name="T1">41</text:span></text:p>
          </draw:text-box>
        </draw:frame>
        <draw:frame draw:style-name="gr4" draw:text-style-name="P5" draw:layer="layout" svg:width="1.069cm" svg:height="0.183cm" svg:x="2.484cm" svg:y="15.377cm">
          <draw:text-box>
            <text:p text:style-name="P4"><text:span text:style-name="T1">(2^3)+3*(8-6)</text:span></text:p>
          </draw:text-box>
        </draw:frame>
        <draw:frame draw:style-name="gr4" draw:text-style-name="P5" draw:layer="layout" svg:width="0.205cm" svg:height="0.183cm" svg:x="6.872cm" svg:y="15.377cm">
          <draw:text-box>
            <text:p text:style-name="P4"><text:span text:style-name="T1">14</text:span></text:p>
          </draw:text-box>
        </draw:frame>
        <draw:frame draw:style-name="gr4" draw:text-style-name="P5" draw:layer="layout" svg:width="0.358cm" svg:height="0.183cm" svg:x="9.44cm" svg:y="15.377cm">
          <draw:text-box>
            <text:p text:style-name="P4"><text:span text:style-name="T1">14.0</text:span></text:p>
          </draw:text-box>
        </draw:frame>
        <draw:frame draw:style-name="gr4" draw:text-style-name="P5" draw:layer="layout" svg:width="0.205cm" svg:height="0.183cm" svg:x="1.82cm" svg:y="15.673cm">
          <draw:text-box>
            <text:p text:style-name="P4"><text:span text:style-name="T1">42</text:span></text:p>
          </draw:text-box>
        </draw:frame>
        <draw:frame draw:style-name="gr4" draw:text-style-name="P5" draw:layer="layout" svg:width="0.997cm" svg:height="0.183cm" svg:x="2.484cm" svg:y="15.673cm">
          <draw:text-box>
            <text:p text:style-name="P4"><text:span text:style-name="T1">(2^3)+3(8-6)</text:span></text:p>
          </draw:text-box>
        </draw:frame>
        <draw:frame draw:style-name="gr4" draw:text-style-name="P5" draw:layer="layout" svg:width="0.205cm" svg:height="0.183cm" svg:x="6.872cm" svg:y="15.673cm">
          <draw:text-box>
            <text:p text:style-name="P4"><text:span text:style-name="T1">14</text:span></text:p>
          </draw:text-box>
        </draw:frame>
        <draw:frame draw:style-name="gr4" draw:text-style-name="P5" draw:layer="layout" svg:width="0.205cm" svg:height="0.183cm" svg:x="9.44cm" svg:y="15.673cm">
          <draw:text-box>
            <text:p text:style-name="P4"><text:span text:style-name="T1">40</text:span></text:p>
          </draw:text-box>
        </draw:frame>
        <draw:frame draw:style-name="gr4" draw:text-style-name="P5" draw:layer="layout" svg:width="0.205cm" svg:height="0.183cm" svg:x="1.82cm" svg:y="15.97cm">
          <draw:text-box>
            <text:p text:style-name="P4"><text:span text:style-name="T1">43</text:span></text:p>
          </draw:text-box>
        </draw:frame>
        <draw:frame draw:style-name="gr4" draw:text-style-name="P5" draw:layer="layout" svg:width="0.324cm" svg:height="0.183cm" svg:x="2.484cm" svg:y="15.97cm">
          <draw:text-box>
            <text:p text:style-name="P4"><text:span text:style-name="T1">3(2)</text:span></text:p>
          </draw:text-box>
        </draw:frame>
        <draw:frame draw:style-name="gr4" draw:text-style-name="P5" draw:layer="layout" svg:width="0.182cm" svg:height="0.183cm" svg:x="6.872cm" svg:y="15.97cm">
          <draw:text-box>
            <text:p text:style-name="P4"><text:span text:style-name="T1">6</text:span></text:p>
          </draw:text-box>
        </draw:frame>
        <draw:frame draw:style-name="gr4" draw:text-style-name="P5" draw:layer="layout" svg:width="0.358cm" svg:height="0.183cm" svg:x="9.44cm" svg:y="15.97cm">
          <draw:text-box>
            <text:p text:style-name="P4"><text:span text:style-name="T1">32.0</text:span></text:p>
          </draw:text-box>
        </draw:frame>
        <draw:frame draw:style-name="gr4" draw:text-style-name="P5" draw:layer="layout" svg:width="0.205cm" svg:height="0.183cm" svg:x="1.82cm" svg:y="16.266cm">
          <draw:text-box>
            <text:p text:style-name="P4"><text:span text:style-name="T1">44</text:span></text:p>
          </draw:text-box>
        </draw:frame>
        <draw:frame draw:style-name="gr4" draw:text-style-name="P5" draw:layer="layout" svg:width="0.442cm" svg:height="0.183cm" svg:x="2.484cm" svg:y="16.266cm">
          <draw:text-box>
            <text:p text:style-name="P4"><text:span text:style-name="T1">(1)(1)</text:span></text:p>
          </draw:text-box>
        </draw:frame>
        <draw:frame draw:style-name="gr4" draw:text-style-name="P5" draw:layer="layout" svg:width="0.182cm" svg:height="0.183cm" svg:x="6.872cm" svg:y="16.266cm">
          <draw:text-box>
            <text:p text:style-name="P4"><text:span text:style-name="T1">1</text:span></text:p>
          </draw:text-box>
        </draw:frame>
        <draw:frame draw:style-name="gr4" draw:text-style-name="P5" draw:layer="layout" svg:width="0.358cm" svg:height="0.183cm" svg:x="9.44cm" svg:y="16.266cm">
          <draw:text-box>
            <text:p text:style-name="P4"><text:span text:style-name="T1">11.0</text:span></text:p>
          </draw:text-box>
        </draw:frame>
        <draw:frame draw:style-name="gr4" draw:text-style-name="P5" draw:layer="layout" svg:width="0.205cm" svg:height="0.183cm" svg:x="1.82cm" svg:y="16.562cm">
          <draw:text-box>
            <text:p text:style-name="P4"><text:span text:style-name="T1">45</text:span></text:p>
          </draw:text-box>
        </draw:frame>
        <draw:frame draw:style-name="gr4" draw:text-style-name="P5" draw:layer="layout" svg:width="0.476cm" svg:height="0.183cm" svg:x="2.484cm" svg:y="16.562cm">
          <draw:text-box>
            <text:p text:style-name="P4"><text:span text:style-name="T1">2^2^2</text:span></text:p>
          </draw:text-box>
        </draw:frame>
        <draw:frame draw:style-name="gr4" draw:text-style-name="P5" draw:layer="layout" svg:width="0.205cm" svg:height="0.183cm" svg:x="6.872cm" svg:y="16.562cm">
          <draw:text-box>
            <text:p text:style-name="P4"><text:span text:style-name="T1">16</text:span></text:p>
          </draw:text-box>
        </draw:frame>
        <draw:frame draw:style-name="gr4" draw:text-style-name="P5" draw:layer="layout" svg:width="0.358cm" svg:height="0.183cm" svg:x="9.44cm" svg:y="16.562cm">
          <draw:text-box>
            <text:p text:style-name="P4"><text:span text:style-name="T1">16.0</text:span></text:p>
          </draw:text-box>
        </draw:frame>
        <draw:frame draw:style-name="gr4" draw:text-style-name="P5" draw:layer="layout" svg:width="0.205cm" svg:height="0.183cm" svg:x="1.82cm" svg:y="16.859cm">
          <draw:text-box>
            <text:p text:style-name="P4"><text:span text:style-name="T1">46</text:span></text:p>
          </draw:text-box>
        </draw:frame>
        <draw:frame draw:style-name="gr4" draw:text-style-name="P5" draw:layer="layout" svg:width="0.569cm" svg:height="0.183cm" svg:x="2.484cm" svg:y="16.859cm">
          <draw:text-box>
            <text:p text:style-name="P4"><text:span text:style-name="T1">2^(2-3)</text:span></text:p>
          </draw:text-box>
        </draw:frame>
        <draw:frame draw:style-name="gr4" draw:text-style-name="P5" draw:layer="layout" svg:width="0.256cm" svg:height="0.183cm" svg:x="6.872cm" svg:y="16.859cm">
          <draw:text-box>
            <text:p text:style-name="P4"><text:span text:style-name="T1">0.5</text:span></text:p>
          </draw:text-box>
        </draw:frame>
        <draw:frame draw:style-name="gr4" draw:text-style-name="P5" draw:layer="layout" svg:width="0.256cm" svg:height="0.183cm" svg:x="9.44cm" svg:y="16.859cm">
          <draw:text-box>
            <text:p text:style-name="P4"><text:span text:style-name="T1">0.5</text:span></text:p>
          </draw:text-box>
        </draw:frame>
        <draw:frame draw:style-name="gr4" draw:text-style-name="P5" draw:layer="layout" svg:width="0.205cm" svg:height="0.183cm" svg:x="1.82cm" svg:y="17.155cm">
          <draw:text-box>
            <text:p text:style-name="P4"><text:span text:style-name="T1">47</text:span></text:p>
          </draw:text-box>
        </draw:frame>
        <draw:frame draw:style-name="gr4" draw:text-style-name="P5" draw:layer="layout" svg:width="0.658cm" svg:height="0.183cm" svg:x="2.484cm" svg:y="17.155cm">
          <draw:text-box>
            <text:p text:style-name="P4"><text:span text:style-name="T1">1-2^2+3</text:span></text:p>
          </draw:text-box>
        </draw:frame>
        <draw:frame draw:style-name="gr4" draw:text-style-name="P5" draw:layer="layout" svg:width="0.182cm" svg:height="0.183cm" svg:x="6.872cm" svg:y="17.155cm">
          <draw:text-box>
            <text:p text:style-name="P4"><text:span text:style-name="T1">0</text:span></text:p>
          </draw:text-box>
        </draw:frame>
        <draw:frame draw:style-name="gr4" draw:text-style-name="P5" draw:layer="layout" svg:width="0.256cm" svg:height="0.183cm" svg:x="9.44cm" svg:y="17.155cm">
          <draw:text-box>
            <text:p text:style-name="P4"><text:span text:style-name="T1">1.0</text:span></text:p>
          </draw:text-box>
        </draw:frame>
        <draw:frame draw:style-name="gr4" draw:text-style-name="P5" draw:layer="layout" svg:width="0.205cm" svg:height="0.183cm" svg:x="1.82cm" svg:y="19.032cm">
          <draw:text-box>
            <text:p text:style-name="P4"><text:span text:style-name="T1">48</text:span></text:p>
          </draw:text-box>
        </draw:frame>
        <draw:frame draw:style-name="gr4" draw:text-style-name="P5" draw:layer="layout" svg:width="0.552cm" svg:height="0.183cm" svg:x="2.484cm" svg:y="19.032cm">
          <draw:text-box>
            <text:p text:style-name="P4"><text:span text:style-name="T1">2^-512</text:span></text:p>
          </draw:text-box>
        </draw:frame>
        <draw:frame draw:style-name="gr4" draw:text-style-name="P5" draw:layer="layout" svg:width="2.39cm" svg:height="0.183cm" svg:x="6.872cm" svg:y="17.437cm">
          <draw:text-box>
            <text:p text:style-name="P4"><text:span text:style-name="T1">7.4583407312002067432909</text:span></text:p>
          </draw:text-box>
        </draw:frame>
        <draw:frame draw:style-name="gr4" draw:text-style-name="P5" draw:layer="layout" svg:width="2.44cm" svg:height="0.183cm" svg:x="6.872cm" svg:y="17.648cm">
          <draw:text-box>
            <text:p text:style-name="P4"><text:span text:style-name="T1">653154629338373764715346</text:span></text:p>
          </draw:text-box>
        </draw:frame>
        <draw:frame draw:style-name="gr4" draw:text-style-name="P5" draw:layer="layout" svg:width="2.44cm" svg:height="0.183cm" svg:x="6.872cm" svg:y="17.859cm">
          <draw:text-box>
            <text:p text:style-name="P4"><text:span text:style-name="T1">004068942715183332062783</text:span></text:p>
          </draw:text-box>
        </draw:frame>
        <draw:frame draw:style-name="gr4" draw:text-style-name="P5" draw:layer="layout" svg:width="2.44cm" svg:height="0.183cm" svg:x="6.872cm" svg:y="18.07cm">
          <draw:text-box>
            <text:p text:style-name="P4"><text:span text:style-name="T1">850701183049361748904004</text:span></text:p>
          </draw:text-box>
        </draw:frame>
        <draw:frame draw:style-name="gr4" draw:text-style-name="P5" draw:layer="layout" svg:width="2.44cm" svg:height="0.183cm" svg:x="6.872cm" svg:y="18.281cm">
          <draw:text-box>
            <text:p text:style-name="P4"><text:span text:style-name="T1">278033615116032558361014</text:span></text:p>
          </draw:text-box>
        </draw:frame>
        <draw:frame draw:style-name="gr4" draw:text-style-name="P5" draw:layer="layout" svg:width="2.44cm" svg:height="0.183cm" svg:x="6.872cm" svg:y="18.492cm">
          <draw:text-box>
            <text:p text:style-name="P4"><text:span text:style-name="T1">534127280952253026604861</text:span></text:p>
          </draw:text-box>
        </draw:frame>
        <draw:frame draw:style-name="gr4" draw:text-style-name="P5" draw:layer="layout" svg:width="2.44cm" svg:height="0.183cm" svg:x="6.872cm" svg:y="18.703cm">
          <draw:text-box>
            <text:p text:style-name="P4"><text:span text:style-name="T1">648295920846914812607923</text:span></text:p>
          </draw:text-box>
        </draw:frame>
        <draw:frame draw:style-name="gr4" draw:text-style-name="P5" draw:layer="layout" svg:width="2.44cm" svg:height="0.183cm" svg:x="6.872cm" svg:y="18.914cm">
          <draw:text-box>
            <text:p text:style-name="P4"><text:span text:style-name="T1">187813774952040742664352</text:span></text:p>
          </draw:text-box>
        </draw:frame>
        <draw:frame draw:style-name="gr4" draw:text-style-name="P5" draw:layer="layout" svg:width="2.44cm" svg:height="0.183cm" svg:x="6.872cm" svg:y="19.125cm">
          <draw:text-box>
            <text:p text:style-name="P4"><text:span text:style-name="T1">629414465543650639147654</text:span></text:p>
          </draw:text-box>
        </draw:frame>
        <draw:frame draw:style-name="gr4" draw:text-style-name="P5" draw:layer="layout" svg:width="2.44cm" svg:height="0.183cm" svg:x="6.872cm" svg:y="19.336cm">
          <draw:text-box>
            <text:p text:style-name="P4"><text:span text:style-name="T1">142172605885071200316868</text:span></text:p>
          </draw:text-box>
        </draw:frame>
        <draw:frame draw:style-name="gr4" draw:text-style-name="P5" draw:layer="layout" svg:width="2.44cm" svg:height="0.183cm" svg:x="6.872cm" svg:y="19.547cm">
          <draw:text-box>
            <text:p text:style-name="P4"><text:span text:style-name="T1">230032227422975636992653</text:span></text:p>
          </draw:text-box>
        </draw:frame>
        <draw:frame draw:style-name="gr4" draw:text-style-name="P5" draw:layer="layout" svg:width="2.44cm" svg:height="0.183cm" svg:x="6.872cm" svg:y="19.758cm">
          <draw:text-box>
            <text:p text:style-name="P4"><text:span text:style-name="T1">502153372060583365166286</text:span></text:p>
          </draw:text-box>
        </draw:frame>
        <draw:frame draw:style-name="gr4" draw:text-style-name="P5" draw:layer="layout" svg:width="2.44cm" svg:height="0.183cm" svg:x="6.872cm" svg:y="19.969cm">
          <draw:text-box>
            <text:p text:style-name="P4"><text:span text:style-name="T1">460036129274335518469686</text:span></text:p>
          </draw:text-box>
        </draw:frame>
        <draw:frame draw:style-name="gr4" draw:text-style-name="P5" draw:layer="layout" svg:width="2.44cm" svg:height="0.183cm" svg:x="6.872cm" svg:y="20.18cm">
          <draw:text-box>
            <text:p text:style-name="P4"><text:span text:style-name="T1">573264990081533198917895</text:span></text:p>
          </draw:text-box>
        </draw:frame>
        <draw:frame draw:style-name="gr4" draw:text-style-name="P5" draw:layer="layout" svg:width="2.39cm" svg:height="0.183cm" svg:x="6.872cm" svg:y="20.391cm">
          <draw:text-box>
            <text:p text:style-name="P4"><text:span text:style-name="T1">78832685947418212890625 </text:span></text:p>
          </draw:text-box>
        </draw:frame>
        <draw:frame draw:style-name="gr4" draw:text-style-name="P5" draw:layer="layout" svg:width="0.811cm" svg:height="0.183cm" svg:x="6.872cm" svg:y="20.601cm">
          <draw:text-box>
            <text:p text:style-name="P4"><text:span text:style-name="T1">× 10^-155</text:span></text:p>
          </draw:text-box>
        </draw:frame>
        <draw:frame draw:style-name="gr4" draw:text-style-name="P5" draw:layer="layout" svg:width="0.182cm" svg:height="0.183cm" svg:x="9.44cm" svg:y="19.032cm">
          <draw:text-box>
            <text:p text:style-name="P4"><text:span text:style-name="T1">0</text:span></text:p>
          </draw:text-box>
        </draw:frame>
        <draw:frame draw:style-name="gr4" draw:text-style-name="P5" draw:layer="layout" svg:width="0.205cm" svg:height="0.183cm" svg:x="1.82cm" svg:y="20.895cm">
          <draw:text-box>
            <text:p text:style-name="P4"><text:span text:style-name="T1">49</text:span></text:p>
          </draw:text-box>
        </draw:frame>
        <draw:frame draw:style-name="gr4" draw:text-style-name="P5" draw:layer="layout" svg:width="0.565cm" svg:height="0.183cm" svg:x="2.484cm" svg:y="20.895cm">
          <draw:text-box>
            <text:p text:style-name="P4"><text:span text:style-name="T1">1.0 + 2</text:span></text:p>
          </draw:text-box>
        </draw:frame>
        <draw:frame draw:style-name="gr4" draw:text-style-name="P5" draw:layer="layout" svg:width="0.182cm" svg:height="0.183cm" svg:x="6.872cm" svg:y="20.895cm">
          <draw:text-box>
            <text:p text:style-name="P4"><text:span text:style-name="T1">3</text:span></text:p>
          </draw:text-box>
        </draw:frame>
        <draw:frame draw:style-name="gr4" draw:text-style-name="P5" draw:layer="layout" svg:width="0.256cm" svg:height="0.183cm" svg:x="9.44cm" svg:y="20.895cm">
          <draw:text-box>
            <text:p text:style-name="P4"><text:span text:style-name="T1">3.0</text:span></text:p>
          </draw:text-box>
        </draw:frame>
        <draw:frame draw:style-name="gr4" draw:text-style-name="P5" draw:layer="layout" svg:width="0.205cm" svg:height="0.183cm" svg:x="1.82cm" svg:y="21.191cm">
          <draw:text-box>
            <text:p text:style-name="P4"><text:span text:style-name="T1">50</text:span></text:p>
          </draw:text-box>
        </draw:frame>
        <draw:frame draw:style-name="gr4" draw:text-style-name="P5" draw:layer="layout" svg:width="0.739cm" svg:height="0.183cm" svg:x="2.484cm" svg:y="21.191cm">
          <draw:text-box>
            <text:p text:style-name="P4"><text:span text:style-name="T1">(-1)^(0.5)</text:span></text:p>
          </draw:text-box>
        </draw:frame>
        <draw:frame draw:style-name="gr4" draw:text-style-name="P5" draw:layer="layout" svg:width="0.671cm" svg:height="0.183cm" svg:x="6.872cm" svg:y="21.191cm">
          <draw:text-box>
            <text:p text:style-name="P4"><text:span text:style-name="T1">NaN or i</text:span></text:p>
          </draw:text-box>
        </draw:frame>
        <draw:frame draw:style-name="gr4" draw:text-style-name="P5" draw:layer="layout" svg:width="0.366cm" svg:height="0.183cm" svg:x="9.44cm" svg:y="21.191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21.487cm">
          <draw:text-box>
            <text:p text:style-name="P4"><text:span text:style-name="T1">51</text:span></text:p>
          </draw:text-box>
        </draw:frame>
        <draw:frame draw:style-name="gr4" draw:text-style-name="P5" draw:layer="layout" svg:width="0.349cm" svg:height="0.183cm" svg:x="2.484cm" svg:y="21.487cm">
          <draw:text-box>
            <text:p text:style-name="P4"><text:span text:style-name="T1">2**2</text:span></text:p>
          </draw:text-box>
        </draw:frame>
        <draw:frame draw:style-name="gr4" draw:text-style-name="P5" draw:layer="layout" svg:width="0.366cm" svg:height="0.183cm" svg:x="6.872cm" svg:y="21.48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83cm" svg:x="9.44cm" svg:y="21.487cm">
          <draw:text-box>
            <text:p text:style-name="P4"><text:span text:style-name="T1">0.0</text:span></text:p>
          </draw:text-box>
        </draw:frame>
        <draw:frame draw:style-name="gr4" draw:text-style-name="P5" draw:layer="layout" svg:width="0.205cm" svg:height="0.183cm" svg:x="1.82cm" svg:y="21.784cm">
          <draw:text-box>
            <text:p text:style-name="P4"><text:span text:style-name="T1">52</text:span></text:p>
          </draw:text-box>
        </draw:frame>
        <draw:frame draw:style-name="gr4" draw:text-style-name="P5" draw:layer="layout" svg:width="1.052cm" svg:height="0.183cm" svg:x="2.484cm" svg:y="21.784cm">
          <draw:text-box>
            <text:p text:style-name="P4"><text:span text:style-name="T1">2++++++++2</text:span></text:p>
          </draw:text-box>
        </draw:frame>
        <draw:frame draw:style-name="gr4" draw:text-style-name="P5" draw:layer="layout" svg:width="0.366cm" svg:height="0.183cm" svg:x="6.872cm" svg:y="21.78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83cm" svg:x="9.44cm" svg:y="21.784cm">
          <draw:text-box>
            <text:p text:style-name="P4"><text:span text:style-name="T1">4.0</text:span></text:p>
          </draw:text-box>
        </draw:frame>
        <draw:frame draw:style-name="gr4" draw:text-style-name="P5" draw:layer="layout" svg:width="0.205cm" svg:height="0.183cm" svg:x="1.82cm" svg:y="22.08cm">
          <draw:text-box>
            <text:p text:style-name="P4"><text:span text:style-name="T1">53</text:span></text:p>
          </draw:text-box>
        </draw:frame>
        <draw:frame draw:style-name="gr4" draw:text-style-name="P5" draw:layer="layout" svg:width="0.182cm" svg:height="0.183cm" svg:x="2.484cm" svg:y="22.08cm">
          <draw:text-box>
            <text:p text:style-name="P4"><text:span text:style-name="T1">()</text:span></text:p>
          </draw:text-box>
        </draw:frame>
        <draw:frame draw:style-name="gr4" draw:text-style-name="P5" draw:layer="layout" svg:width="0.366cm" svg:height="0.183cm" svg:x="6.872cm" svg:y="22.08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22.08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22.376cm">
          <draw:text-box>
            <text:p text:style-name="P4"><text:span text:style-name="T1">54</text:span></text:p>
          </draw:text-box>
        </draw:frame>
        <draw:frame draw:style-name="gr4" draw:text-style-name="P5" draw:layer="layout" svg:width="1.7cm" svg:height="0.183cm" svg:x="2.484cm" svg:y="22.376cm">
          <draw:text-box>
            <text:p text:style-name="P4"><text:span text:style-name="T1">(1+2 missing bracket</text:span></text:p>
          </draw:text-box>
        </draw:frame>
        <draw:frame draw:style-name="gr4" draw:text-style-name="P5" draw:layer="layout" svg:width="0.366cm" svg:height="0.183cm" svg:x="6.872cm" svg:y="22.37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22.37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22.673cm">
          <draw:text-box>
            <text:p text:style-name="P4"><text:span text:style-name="T1">55</text:span></text:p>
          </draw:text-box>
        </draw:frame>
        <draw:frame draw:style-name="gr4" draw:text-style-name="P5" draw:layer="layout" svg:width="0.328cm" svg:height="0.183cm" svg:x="2.484cm" svg:y="22.673cm">
          <draw:text-box>
            <text:p text:style-name="P4"><text:span text:style-name="T1">1+()</text:span></text:p>
          </draw:text-box>
        </draw:frame>
        <draw:frame draw:style-name="gr4" draw:text-style-name="P5" draw:layer="layout" svg:width="0.366cm" svg:height="0.183cm" svg:x="6.872cm" svg:y="22.673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22.673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22.969cm">
          <draw:text-box>
            <text:p text:style-name="P4"><text:span text:style-name="T1">56</text:span></text:p>
          </draw:text-box>
        </draw:frame>
        <draw:frame draw:style-name="gr4" draw:text-style-name="P5" draw:layer="layout" svg:width="0.383cm" svg:height="0.183cm" svg:x="2.484cm" svg:y="22.969cm">
          <draw:text-box>
            <text:p text:style-name="P4"><text:span text:style-name="T1">1(-1)</text:span></text:p>
          </draw:text-box>
        </draw:frame>
        <draw:frame draw:style-name="gr4" draw:text-style-name="P5" draw:layer="layout" svg:width="0.182cm" svg:height="0.183cm" svg:x="6.872cm" svg:y="22.969cm">
          <draw:text-box>
            <text:p text:style-name="P4"><text:span text:style-name="T1">-1</text:span></text:p>
          </draw:text-box>
        </draw:frame>
        <draw:frame draw:style-name="gr4" draw:text-style-name="P5" draw:layer="layout" svg:width="0.366cm" svg:height="0.183cm" svg:x="9.44cm" svg:y="22.969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23.265cm">
          <draw:text-box>
            <text:p text:style-name="P4"><text:span text:style-name="T1">57</text:span></text:p>
          </draw:text-box>
        </draw:frame>
        <draw:frame draw:style-name="gr4" draw:text-style-name="P5" draw:layer="layout" svg:width="0.442cm" svg:height="0.183cm" svg:x="2.484cm" svg:y="23.265cm">
          <draw:text-box>
            <text:p text:style-name="P4"><text:span text:style-name="T1">2-(-2)</text:span></text:p>
          </draw:text-box>
        </draw:frame>
        <draw:frame draw:style-name="gr4" draw:text-style-name="P5" draw:layer="layout" svg:width="0.182cm" svg:height="0.183cm" svg:x="6.872cm" svg:y="23.265cm">
          <draw:text-box>
            <text:p text:style-name="P4"><text:span text:style-name="T1">4</text:span></text:p>
          </draw:text-box>
        </draw:frame>
        <draw:frame draw:style-name="gr4" draw:text-style-name="P5" draw:layer="layout" svg:width="0.366cm" svg:height="0.183cm" svg:x="9.44cm" svg:y="23.265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23.562cm">
          <draw:text-box>
            <text:p text:style-name="P4"><text:span text:style-name="T1">58</text:span></text:p>
          </draw:text-box>
        </draw:frame>
        <draw:frame draw:style-name="gr4" draw:text-style-name="P5" draw:layer="layout" svg:width="0.324cm" svg:height="0.183cm" svg:x="2.484cm" svg:y="23.562cm">
          <draw:text-box>
            <text:p text:style-name="P4"><text:span text:style-name="T1">2--2</text:span></text:p>
          </draw:text-box>
        </draw:frame>
        <draw:frame draw:style-name="gr4" draw:text-style-name="P5" draw:layer="layout" svg:width="0.182cm" svg:height="0.183cm" svg:x="6.872cm" svg:y="23.562cm">
          <draw:text-box>
            <text:p text:style-name="P4"><text:span text:style-name="T1">4</text:span></text:p>
          </draw:text-box>
        </draw:frame>
        <draw:frame draw:style-name="gr4" draw:text-style-name="P5" draw:layer="layout" svg:width="0.182cm" svg:height="0.183cm" svg:x="9.44cm" svg:y="23.562cm">
          <draw:text-box>
            <text:p text:style-name="P4"><text:span text:style-name="T1">4</text:span></text:p>
          </draw:text-box>
        </draw:frame>
        <draw:frame draw:style-name="gr4" draw:text-style-name="P5" draw:layer="layout" svg:width="0.205cm" svg:height="0.183cm" svg:x="1.82cm" svg:y="23.858cm">
          <draw:text-box>
            <text:p text:style-name="P4"><text:span text:style-name="T1">59</text:span></text:p>
          </draw:text-box>
        </draw:frame>
        <draw:frame draw:style-name="gr4" draw:text-style-name="P5" draw:layer="layout" svg:width="0.307cm" svg:height="0.183cm" svg:x="2.484cm" svg:y="23.858cm">
          <draw:text-box>
            <text:p text:style-name="P4"><text:span text:style-name="T1">2//2</text:span></text:p>
          </draw:text-box>
        </draw:frame>
        <draw:frame draw:style-name="gr4" draw:text-style-name="P5" draw:layer="layout" svg:width="0.366cm" svg:height="0.183cm" svg:x="6.872cm" svg:y="23.858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66cm" svg:height="0.183cm" svg:x="9.44cm" svg:y="23.858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1.82cm" svg:y="24.154cm">
          <draw:text-box>
            <text:p text:style-name="P4"><text:span text:style-name="T1">60</text:span></text:p>
          </draw:text-box>
        </draw:frame>
        <draw:frame draw:style-name="gr4" draw:text-style-name="P5" draw:layer="layout" svg:width="1.01cm" svg:height="0.183cm" svg:x="2.484cm" svg:y="24.154cm">
          <draw:text-box>
            <text:p text:style-name="P4"><text:span text:style-name="T1">(1 + (2 + 3) )</text:span></text:p>
          </draw:text-box>
        </draw:frame>
        <draw:frame draw:style-name="gr4" draw:text-style-name="P5" draw:layer="layout" svg:width="0.182cm" svg:height="0.183cm" svg:x="6.872cm" svg:y="24.154cm">
          <draw:text-box>
            <text:p text:style-name="P4"><text:span text:style-name="T1">6</text:span></text:p>
          </draw:text-box>
        </draw:frame>
        <draw:frame draw:style-name="gr4" draw:text-style-name="P5" draw:layer="layout" svg:width="0.256cm" svg:height="0.183cm" svg:x="9.44cm" svg:y="24.154cm">
          <draw:text-box>
            <text:p text:style-name="P4"><text:span text:style-name="T1">6.0</text:span></text:p>
          </draw:text-box>
        </draw:frame>
        <draw:frame draw:style-name="gr4" draw:text-style-name="P5" draw:layer="layout" svg:width="0.205cm" svg:height="0.183cm" svg:x="1.82cm" svg:y="24.451cm">
          <draw:text-box>
            <text:p text:style-name="P4"><text:span text:style-name="T1">61</text:span></text:p>
          </draw:text-box>
        </draw:frame>
        <draw:frame draw:style-name="gr4" draw:text-style-name="P5" draw:layer="layout" svg:width="0.383cm" svg:height="0.183cm" svg:x="2.484cm" svg:y="24.451cm">
          <draw:text-box>
            <text:p text:style-name="P4"><text:span text:style-name="T1">3+*3</text:span></text:p>
          </draw:text-box>
        </draw:frame>
        <draw:frame draw:style-name="gr4" draw:text-style-name="P5" draw:layer="layout" svg:width="0.366cm" svg:height="0.183cm" svg:x="6.872cm" svg:y="24.451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82cm" svg:height="0.183cm" svg:x="9.44cm" svg:y="24.451cm">
          <draw:text-box>
            <text:p text:style-name="P4"><text:span text:style-name="T1">3</text:span></text:p>
          </draw:text-box>
        </draw:frame>
        <draw:frame draw:style-name="gr4" draw:text-style-name="P5" draw:layer="layout" svg:width="0.205cm" svg:height="0.183cm" svg:x="1.82cm" svg:y="24.747cm">
          <draw:text-box>
            <text:p text:style-name="P4"><text:span text:style-name="T1">62</text:span></text:p>
          </draw:text-box>
        </draw:frame>
        <draw:frame draw:style-name="gr4" draw:text-style-name="P5" draw:layer="layout" svg:width="0.785cm" svg:height="0.183cm" svg:x="2.484cm" svg:y="24.747cm">
          <draw:text-box>
            <text:p text:style-name="P4"><text:span text:style-name="T1">2^3 + 2^3</text:span></text:p>
          </draw:text-box>
        </draw:frame>
        <draw:frame draw:style-name="gr4" draw:text-style-name="P5" draw:layer="layout" svg:width="0.205cm" svg:height="0.183cm" svg:x="6.872cm" svg:y="24.747cm">
          <draw:text-box>
            <text:p text:style-name="P4"><text:span text:style-name="T1">16</text:span></text:p>
          </draw:text-box>
        </draw:frame>
        <draw:frame draw:style-name="gr4" draw:text-style-name="P5" draw:layer="layout" svg:width="0.662cm" svg:height="0.183cm" svg:x="9.44cm" svg:y="24.747cm">
          <draw:text-box>
            <text:p text:style-name="P4"><text:span text:style-name="T1">32768.0</text:span></text:p>
          </draw:text-box>
        </draw:frame>
        <draw:frame draw:style-name="gr4" draw:text-style-name="P5" draw:layer="layout" svg:width="0.205cm" svg:height="0.183cm" svg:x="1.82cm" svg:y="25.043cm">
          <draw:text-box>
            <text:p text:style-name="P4"><text:span text:style-name="T1">63</text:span></text:p>
          </draw:text-box>
        </draw:frame>
        <draw:frame draw:style-name="gr4" draw:text-style-name="P5" draw:layer="layout" svg:width="1.022cm" svg:height="0.183cm" svg:x="2.484cm" svg:y="25.043cm">
          <draw:text-box>
            <text:p text:style-name="P4"><text:span text:style-name="T1">2^(3) + 2^(3)</text:span></text:p>
          </draw:text-box>
        </draw:frame>
        <draw:frame draw:style-name="gr4" draw:text-style-name="P5" draw:layer="layout" svg:width="0.205cm" svg:height="0.183cm" svg:x="6.872cm" svg:y="25.043cm">
          <draw:text-box>
            <text:p text:style-name="P4"><text:span text:style-name="T1">16</text:span></text:p>
          </draw:text-box>
        </draw:frame>
        <draw:frame draw:style-name="gr4" draw:text-style-name="P5" draw:layer="layout" svg:width="0.51cm" svg:height="0.183cm" svg:x="9.44cm" svg:y="25.043cm">
          <draw:text-box>
            <text:p text:style-name="P4"><text:span text:style-name="T1">32768</text:span></text:p>
          </draw:text-box>
        </draw:frame>
        <draw:frame draw:style-name="gr4" draw:text-style-name="P5" draw:layer="layout" svg:width="0.205cm" svg:height="0.183cm" svg:x="1.82cm" svg:y="25.34cm">
          <draw:text-box>
            <text:p text:style-name="P4"><text:span text:style-name="T1">64</text:span></text:p>
          </draw:text-box>
        </draw:frame>
        <draw:frame draw:style-name="gr4" draw:text-style-name="P5" draw:layer="layout" svg:width="0.408cm" svg:height="0.183cm" svg:x="2.484cm" svg:y="25.34cm">
          <draw:text-box>
            <text:p text:style-name="P4"><text:span text:style-name="T1">2(^3)</text:span></text:p>
          </draw:text-box>
        </draw:frame>
        <draw:frame draw:style-name="gr4" draw:text-style-name="P5" draw:layer="layout" svg:width="0.366cm" svg:height="0.183cm" svg:x="6.872cm" svg:y="25.3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9.44cm" svg:y="25.34cm">
          <draw:text-box>
            <text:p text:style-name="P4"><text:span text:style-name="T1">20</text:span></text:p>
          </draw:text-box>
        </draw:frame>
        <draw:frame draw:style-name="gr4" draw:text-style-name="P5" draw:layer="layout" svg:width="0.205cm" svg:height="0.183cm" svg:x="1.82cm" svg:y="25.636cm">
          <draw:text-box>
            <text:p text:style-name="P4"><text:span text:style-name="T1">65</text:span></text:p>
          </draw:text-box>
        </draw:frame>
        <draw:frame draw:style-name="gr4" draw:text-style-name="P5" draw:layer="layout" svg:width="0.307cm" svg:height="0.183cm" svg:x="2.484cm" svg:y="25.636cm">
          <draw:text-box>
            <text:p text:style-name="P4"><text:span text:style-name="T1">(^0)</text:span></text:p>
          </draw:text-box>
        </draw:frame>
        <draw:frame draw:style-name="gr4" draw:text-style-name="P5" draw:layer="layout" svg:width="0.366cm" svg:height="0.183cm" svg:x="6.872cm" svg:y="25.63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82cm" svg:height="0.183cm" svg:x="9.44cm" svg:y="25.636cm">
          <draw:text-box>
            <text:p text:style-name="P4"><text:span text:style-name="T1">1</text:span></text:p>
          </draw:text-box>
        </draw:frame>
      </draw:page>
      <draw:page draw:name="page2" draw:style-name="dp1" draw:master-page-name="master-page22">
        <draw:polygon draw:style-name="gr1" draw:text-style-name="P1" draw:layer="layout" svg:width="18.048cm" svg:height="0.296cm" svg:x="1.778cm" svg:y="1.905cm" svg:viewBox="0 0 18049 297" draw:points="0,0 18049,0 18049,297 0,297">
          <text:p/>
        </draw:polygon>
        <draw:polygon draw:style-name="gr1" draw:text-style-name="P1" draw:layer="layout" svg:width="18.048cm" svg:height="0.296cm" svg:x="1.778cm" svg:y="3.683cm" svg:viewBox="0 0 18049 297" draw:points="0,0 18049,0 18049,297 0,297">
          <text:p/>
        </draw:polygon>
        <draw:polygon draw:style-name="gr2" draw:text-style-name="P2" draw:layer="layout" svg:width="18.063cm" svg:height="1.496cm" svg:x="1.763cm" svg:y="2.187cm" svg:viewBox="0 0 18064 1497" draw:points="0,0 18064,0 18064,1497 0,1497">
          <text:p/>
        </draw:polygon>
        <draw:polygon draw:style-name="gr2" draw:text-style-name="P2" draw:layer="layout" svg:width="18.063cm" svg:height="8.311cm" svg:x="1.763cm" svg:y="3.965cm" svg:viewBox="0 0 18064 8312" draw:points="0,0 18064,0 18064,8312 0,8312">
          <text:p/>
        </draw:polygon>
        <draw:path draw:style-name="gr3" draw:text-style-name="P3" draw:layer="layout" svg:width="18.063cm" svg:height="10.386cm" svg:x="1.763cm" svg:y="1.89cm" svg:viewBox="0 0 18064 10387" svg:d="M15 15v282h-15v-282zM15 311v282h-15v-282zM15 607v282h-15v-282zM15 904v282h-15v-282zM15 1200v282h-15v-282zM15 1496v282h-15v-282zM15 1793v282h-15v-282zM15 2089v8284h-15v-8284zM678 15v282h-14v-282zM678 311v282h-14v-282zM678 607v282h-14v-282zM678 904v282h-14v-282zM678 1200v282h-14v-282zM678 1496v282h-14v-282zM678 1793v282h-14v-282zM678 2089v8284h-14v-8284zM5066 15v282h-14v-282zM5066 311v282h-14v-282zM5066 607v282h-14v-282zM5066 904v282h-14v-282zM5066 1200v282h-14v-282zM5066 1496v282h-14v-282zM5066 1793v282h-14v-282zM5066 2089v8284h-14v-8284zM7636 15v282h-15v-282zM7636 311v282h-15v-282zM7636 607v282h-15v-282zM7636 904v282h-15v-282zM7636 1200v282h-15v-282zM7636 1496v282h-15v-282zM7636 1793v282h-15v-282zM7636 2089v8284h-15v-8284zM18064 15v282h-14v-282zM18064 311v282h-14v-282zM18064 607v282h-14v-282zM18064 904v282h-14v-282zM18064 1200v282h-14v-282zM18064 1496v282h-14v-282zM18064 1793v282h-14v-282zM18064 2089v8284h-14v-8284zM0 0h18064v15h-18064zM0 297h18064v14h-18064zM0 593h18064v14h-18064zM0 889h18064v15h-18064zM0 1186h18064v14h-18064zM0 1482h18064v14h-18064zM0 1778h18064v15h-18064zM0 2075h18064v14h-18064zM0 10373h18064v14h-18064z">
          <text:p/>
        </draw:path>
        <draw:frame draw:style-name="gr4" draw:text-style-name="P5" draw:layer="layout" svg:width="0.205cm" svg:height="0.183cm" svg:x="1.82cm" svg:y="1.972cm">
          <draw:text-box>
            <text:p text:style-name="P4"><text:span text:style-name="T1">66</text:span></text:p>
          </draw:text-box>
        </draw:frame>
        <draw:frame draw:style-name="gr4" draw:text-style-name="P5" draw:layer="layout" svg:width="0.29cm" svg:height="0.183cm" svg:x="2.484cm" svg:y="1.972cm">
          <draw:text-box>
            <text:p text:style-name="P4"><text:span text:style-name="T1">0^0</text:span></text:p>
          </draw:text-box>
        </draw:frame>
        <draw:frame draw:style-name="gr4" draw:text-style-name="P5" draw:layer="layout" svg:width="0.182cm" svg:height="0.183cm" svg:x="6.872cm" svg:y="1.972cm">
          <draw:text-box>
            <text:p text:style-name="P4"><text:span text:style-name="T1">1</text:span></text:p>
          </draw:text-box>
        </draw:frame>
        <draw:frame draw:style-name="gr4" draw:text-style-name="P5" draw:layer="layout" svg:width="0.182cm" svg:height="0.183cm" svg:x="9.44cm" svg:y="1.972cm">
          <draw:text-box>
            <text:p text:style-name="P4"><text:span text:style-name="T1">1</text:span></text:p>
          </draw:text-box>
        </draw:frame>
        <draw:frame draw:style-name="gr4" draw:text-style-name="P5" draw:layer="layout" svg:width="0.205cm" svg:height="0.183cm" svg:x="1.82cm" svg:y="2.268cm">
          <draw:text-box>
            <text:p text:style-name="P4"><text:span text:style-name="T1">67</text:span></text:p>
          </draw:text-box>
        </draw:frame>
        <draw:frame draw:style-name="gr4" draw:text-style-name="P5" draw:layer="layout" svg:width="0.493cm" svg:height="0.183cm" svg:x="2.484cm" svg:y="2.268cm">
          <draw:text-box>
            <text:p text:style-name="P4"><text:span text:style-name="T1">(^0)^2</text:span></text:p>
          </draw:text-box>
        </draw:frame>
        <draw:frame draw:style-name="gr4" draw:text-style-name="P5" draw:layer="layout" svg:width="0.366cm" svg:height="0.183cm" svg:x="6.872cm" svg:y="2.268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82cm" svg:height="0.183cm" svg:x="9.44cm" svg:y="2.268cm">
          <draw:text-box>
            <text:p text:style-name="P4"><text:span text:style-name="T1">1</text:span></text:p>
          </draw:text-box>
        </draw:frame>
        <draw:frame draw:style-name="gr4" draw:text-style-name="P5" draw:layer="layout" svg:width="0.205cm" svg:height="0.183cm" svg:x="1.82cm" svg:y="2.564cm">
          <draw:text-box>
            <text:p text:style-name="P4"><text:span text:style-name="T1">68</text:span></text:p>
          </draw:text-box>
        </draw:frame>
        <draw:frame draw:style-name="gr4" draw:text-style-name="P5" draw:layer="layout" svg:width="0.582cm" svg:height="0.183cm" svg:x="2.484cm" svg:y="2.564cm">
          <draw:text-box>
            <text:p text:style-name="P4"><text:span text:style-name="T1">( + 1 2)</text:span></text:p>
          </draw:text-box>
        </draw:frame>
        <draw:frame draw:style-name="gr4" draw:text-style-name="P5" draw:layer="layout" svg:width="0.366cm" svg:height="0.183cm" svg:x="6.872cm" svg:y="2.56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05cm" svg:height="0.183cm" svg:x="9.44cm" svg:y="2.564cm">
          <draw:text-box>
            <text:p text:style-name="P4"><text:span text:style-name="T1">12</text:span></text:p>
          </draw:text-box>
        </draw:frame>
        <draw:frame draw:style-name="gr4" draw:text-style-name="P5" draw:layer="layout" svg:width="0.205cm" svg:height="0.183cm" svg:x="1.82cm" svg:y="2.861cm">
          <draw:text-box>
            <text:p text:style-name="P4"><text:span text:style-name="T1">69</text:span></text:p>
          </draw:text-box>
        </draw:frame>
        <draw:frame draw:style-name="gr4" draw:text-style-name="P5" draw:layer="layout" svg:width="0.408cm" svg:height="0.183cm" svg:x="2.484cm" svg:y="2.861cm">
          <draw:text-box>
            <text:p text:style-name="P4"><text:span text:style-name="T1">1 2 3</text:span></text:p>
          </draw:text-box>
        </draw:frame>
        <draw:frame draw:style-name="gr4" draw:text-style-name="P5" draw:layer="layout" svg:width="0.366cm" svg:height="0.183cm" svg:x="6.872cm" svg:y="2.861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07cm" svg:height="0.183cm" svg:x="9.44cm" svg:y="2.861cm">
          <draw:text-box>
            <text:p text:style-name="P4"><text:span text:style-name="T1">123</text:span></text:p>
          </draw:text-box>
        </draw:frame>
        <draw:frame draw:style-name="gr4" draw:text-style-name="P5" draw:layer="layout" svg:width="0.205cm" svg:height="0.183cm" svg:x="1.82cm" svg:y="3.157cm">
          <draw:text-box>
            <text:p text:style-name="P4"><text:span text:style-name="T1">70</text:span></text:p>
          </draw:text-box>
        </draw:frame>
        <draw:frame draw:style-name="gr4" draw:text-style-name="P5" draw:layer="layout" svg:width="0.654cm" svg:height="0.183cm" svg:x="2.484cm" svg:y="3.157cm">
          <draw:text-box>
            <text:p text:style-name="P4"><text:span text:style-name="T1">( +* 1 2)</text:span></text:p>
          </draw:text-box>
        </draw:frame>
        <draw:frame draw:style-name="gr4" draw:text-style-name="P5" draw:layer="layout" svg:width="0.366cm" svg:height="0.183cm" svg:x="6.872cm" svg:y="3.15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83cm" svg:x="9.44cm" svg:y="3.157cm">
          <draw:text-box>
            <text:p text:style-name="P4"><text:span text:style-name="T1">0.0</text:span></text:p>
          </draw:text-box>
        </draw:frame>
        <draw:frame draw:style-name="gr4" draw:text-style-name="P5" draw:layer="layout" svg:width="1.886cm" svg:height="0.183cm" svg:x="2.181cm" svg:y="3.468cm">
          <draw:text-box>
            <text:p text:style-name="P4"><text:span text:style-name="T1">71 2.000001+2.000002</text:span></text:p>
          </draw:text-box>
        </draw:frame>
        <draw:frame draw:style-name="gr4" draw:text-style-name="P5" draw:layer="layout" svg:width="0.764cm" svg:height="0.183cm" svg:x="6.872cm" svg:y="3.468cm">
          <draw:text-box>
            <text:p text:style-name="P4"><text:span text:style-name="T1">4.000003</text:span></text:p>
          </draw:text-box>
        </draw:frame>
        <draw:frame draw:style-name="gr4" draw:text-style-name="P5" draw:layer="layout" svg:width="0.256cm" svg:height="0.183cm" svg:x="9.44cm" svg:y="3.468cm">
          <draw:text-box>
            <text:p text:style-name="P4"><text:span text:style-name="T1">4.0</text:span></text:p>
          </draw:text-box>
        </draw:frame>
        <draw:frame draw:style-name="gr4" draw:text-style-name="P5" draw:layer="layout" svg:width="0.569cm" svg:height="0.183cm" svg:x="2.181cm" svg:y="3.764cm">
          <draw:text-box>
            <text:p text:style-name="P4"><text:span text:style-name="T1">72 8/-2</text:span></text:p>
          </draw:text-box>
        </draw:frame>
        <draw:frame draw:style-name="gr4" draw:text-style-name="P5" draw:layer="layout" svg:width="0.182cm" svg:height="0.183cm" svg:x="6.872cm" svg:y="3.764cm">
          <draw:text-box>
            <text:p text:style-name="P4"><text:span text:style-name="T1">-4</text:span></text:p>
          </draw:text-box>
        </draw:frame>
        <draw:frame draw:style-name="gr4" draw:text-style-name="P5" draw:layer="layout" svg:width="0.315cm" svg:height="0.183cm" svg:x="9.44cm" svg:y="3.764cm">
          <draw:text-box>
            <text:p text:style-name="P4"><text:span text:style-name="T1">-4.0</text:span></text:p>
          </draw:text-box>
        </draw:frame>
        <draw:frame draw:style-name="gr4" draw:text-style-name="P5" draw:layer="layout" svg:width="0.205cm" svg:height="0.183cm" svg:x="2.181cm" svg:y="8.053cm">
          <draw:text-box>
            <text:p text:style-name="P4"><text:span text:style-name="T1">73</text:span></text:p>
          </draw:text-box>
        </draw:frame>
        <draw:frame draw:style-name="gr4" draw:text-style-name="P5" draw:layer="layout" svg:width="4.066cm" svg:height="0.183cm" svg:x="2.484cm" svg:y="7.941cm">
          <draw:text-box>
            <text:p text:style-name="P4"><text:span text:style-name="T1">testing the buttons - delete results in a error stack </text:span></text:p>
          </draw:text-box>
        </draw:frame>
        <draw:frame draw:style-name="gr4" draw:text-style-name="P5" draw:layer="layout" svg:width="3.037cm" svg:height="0.183cm" svg:x="2.484cm" svg:y="8.152cm">
          <draw:text-box>
            <text:p text:style-name="P4"><text:span text:style-name="T1">trace when the input is already empty</text:span></text:p>
          </draw:text-box>
        </draw:frame>
        <draw:frame draw:style-name="gr4" draw:text-style-name="P5" draw:layer="layout" svg:width="1.391cm" svg:height="0.183cm" svg:x="6.872cm" svg:y="8.053cm">
          <draw:text-box>
            <text:p text:style-name="P4"><text:span text:style-name="T1">don't do anything</text:span></text:p>
          </draw:text-box>
        </draw:frame>
        <draw:frame draw:style-name="gr4" draw:text-style-name="P5" draw:layer="layout" svg:width="9.146cm" svg:height="0.183cm" svg:x="9.44cm" svg:y="4.032cm">
          <draw:text-box>
            <text:p text:style-name="P4"><text:span text:style-name="T1">Exception in thread "AWT-EventQueue-0" </text:span><text:span text:style-name="T1">java.lang.StringIndexOutOfBoundsException: begin 0, end -1, length </text:span><text:span text:style-name="T1">0</text:span></text:p>
          </draw:text-box>
        </draw:frame>
        <draw:frame draw:style-name="gr4" draw:text-style-name="P5" draw:layer="layout" svg:width="5.704cm" svg:height="0.183cm" svg:x="9.44cm" svg:y="4.243cm">
          <draw:text-box>
            <text:p text:style-name="P4"><text:span text:style-name="T1">at </text:span><text:span text:style-name="T1">java.base/java.lang.String.checkBoundsBeginEnd(String.java:3410)</text:span></text:p>
          </draw:text-box>
        </draw:frame>
        <draw:frame draw:style-name="gr4" draw:text-style-name="P5" draw:layer="layout" svg:width="4.549cm" svg:height="0.183cm" svg:x="9.44cm" svg:y="4.454cm">
          <draw:text-box>
            <text:p text:style-name="P4"><text:span text:style-name="T1">at java.base/java.lang.String.substring(String.java:1883)</text:span></text:p>
          </draw:text-box>
        </draw:frame>
        <draw:frame draw:style-name="gr4" draw:text-style-name="P5" draw:layer="layout" svg:width="4.612cm" svg:height="0.183cm" svg:x="9.44cm" svg:y="4.665cm">
          <draw:text-box>
            <text:p text:style-name="P4"><text:span text:style-name="T1">at MainFrame$22.actionPerformed(MainFrame.java:245)</text:span></text:p>
          </draw:text-box>
        </draw:frame>
        <draw:frame draw:style-name="gr4" draw:text-style-name="P5" draw:layer="layout" svg:width="7.33cm" svg:height="0.183cm" svg:x="9.44cm" svg:y="4.876cm">
          <draw:text-box>
            <text:p text:style-name="P4"><text:span text:style-name="T1">at </text:span><text:span text:style-name="T1">java.desktop/javax.swing.AbstractButton.fireActionPerformed(Abstrac</text:span><text:span text:style-name="T1">tButton.java:1967)</text:span></text:p>
          </draw:text-box>
        </draw:frame>
        <draw:frame draw:style-name="gr4" draw:text-style-name="P5" draw:layer="layout" svg:width="7.796cm" svg:height="0.183cm" svg:x="9.44cm" svg:y="5.086cm">
          <draw:text-box>
            <text:p text:style-name="P4"><text:span text:style-name="T1">at </text:span><text:span text:style-name="T1">java.desktop/javax.swing.AbstractButton$Handler.actionPerformed(A</text:span><text:span text:style-name="T1">bstractButton.java:2308)</text:span></text:p>
          </draw:text-box>
        </draw:frame>
        <draw:frame draw:style-name="gr4" draw:text-style-name="P5" draw:layer="layout" svg:width="8.041cm" svg:height="0.183cm" svg:x="9.44cm" svg:y="5.297cm">
          <draw:text-box>
            <text:p text:style-name="P4"><text:span text:style-name="T1">at </text:span><text:span text:style-name="T1">java.desktop/javax.swing.DefaultButtonModel.fireActionPerformed(De</text:span><text:span text:style-name="T1">faultButtonModel.java:405)</text:span></text:p>
          </draw:text-box>
        </draw:frame>
        <draw:frame draw:style-name="gr4" draw:text-style-name="P5" draw:layer="layout" svg:width="7.343cm" svg:height="0.183cm" svg:x="9.44cm" svg:y="5.508cm">
          <draw:text-box>
            <text:p text:style-name="P4"><text:span text:style-name="T1">at </text:span><text:span text:style-name="T1">java.desktop/javax.swing.DefaultButtonModel.setPressed(DefaultButt</text:span><text:span text:style-name="T1">onModel.java:262)</text:span></text:p>
          </draw:text-box>
        </draw:frame>
        <draw:frame draw:style-name="gr4" draw:text-style-name="P5" draw:layer="layout" svg:width="8.63cm" svg:height="0.183cm" svg:x="9.44cm" svg:y="5.719cm">
          <draw:text-box>
            <text:p text:style-name="P4"><text:span text:style-name="T1">at </text:span><text:span text:style-name="T1">java.desktop/javax.swing.plaf.basic.BasicButtonListener.mouseRele</text:span><text:span text:style-name="T1">ased(BasicButtonListener.java:279)</text:span></text:p>
          </draw:text-box>
        </draw:frame>
        <draw:frame draw:style-name="gr4" draw:text-style-name="P5" draw:layer="layout" svg:width="6.581cm" svg:height="0.183cm" svg:x="9.44cm" svg:y="5.93cm">
          <draw:text-box>
            <text:p text:style-name="P4"><text:span text:style-name="T1">at </text:span><text:span text:style-name="T1">java.desktop/java.awt.Component.processMouseEvent(Component.ja</text:span><text:span text:style-name="T1">va:6632)</text:span></text:p>
          </draw:text-box>
        </draw:frame>
        <draw:frame draw:style-name="gr4" draw:text-style-name="P5" draw:layer="layout" svg:width="7.046cm" svg:height="0.183cm" svg:x="9.44cm" svg:y="6.141cm">
          <draw:text-box>
            <text:p text:style-name="P4"><text:span text:style-name="T1">at </text:span><text:span text:style-name="T1">java.desktop/javax.swing.JComponent.processMouseEvent(JCompo</text:span><text:span text:style-name="T1">nent.java:3342)</text:span></text:p>
          </draw:text-box>
        </draw:frame>
        <draw:frame draw:style-name="gr4" draw:text-style-name="P5" draw:layer="layout" svg:width="6.03cm" svg:height="0.183cm" svg:x="9.44cm" svg:y="6.352cm">
          <draw:text-box>
            <text:p text:style-name="P4"><text:span text:style-name="T1">at </text:span><text:span text:style-name="T1">java.desktop/java.awt.Component.processEvent(Component.java:639</text:span><text:span text:style-name="T1">7)</text:span></text:p>
          </draw:text-box>
        </draw:frame>
        <draw:frame draw:style-name="gr4" draw:text-style-name="P5" draw:layer="layout" svg:width="5.725cm" svg:height="0.183cm" svg:x="9.44cm" svg:y="6.563cm">
          <draw:text-box>
            <text:p text:style-name="P4"><text:span text:style-name="T1">at </text:span><text:span text:style-name="T1">java.desktop/java.awt.Container.processEvent(Container.java:2263)</text:span></text:p>
          </draw:text-box>
        </draw:frame>
        <draw:frame draw:style-name="gr4" draw:text-style-name="P5" draw:layer="layout" svg:width="6.42cm" svg:height="0.183cm" svg:x="9.44cm" svg:y="6.774cm">
          <draw:text-box>
            <text:p text:style-name="P4"><text:span text:style-name="T1">at </text:span><text:span text:style-name="T1">java.desktop/java.awt.Component.dispatchEventImpl(Component.jav</text:span><text:span text:style-name="T1">a:5008)</text:span></text:p>
          </draw:text-box>
        </draw:frame>
        <draw:frame draw:style-name="gr4" draw:text-style-name="P5" draw:layer="layout" svg:width="6.115cm" svg:height="0.183cm" svg:x="9.44cm" svg:y="6.985cm">
          <draw:text-box>
            <text:p text:style-name="P4"><text:span text:style-name="T1">at </text:span><text:span text:style-name="T1">java.desktop/java.awt.Container.dispatchEventImpl(Container.java:23</text:span><text:span text:style-name="T1">21)</text:span></text:p>
          </draw:text-box>
        </draw:frame>
        <draw:frame draw:style-name="gr4" draw:text-style-name="P5" draw:layer="layout" svg:width="6.073cm" svg:height="0.183cm" svg:x="9.44cm" svg:y="7.196cm">
          <draw:text-box>
            <text:p text:style-name="P4"><text:span text:style-name="T1">at </text:span><text:span text:style-name="T1">java.desktop/java.awt.Component.dispatchEvent(Component.java:48</text:span><text:span text:style-name="T1">40)</text:span></text:p>
          </draw:text-box>
        </draw:frame>
        <draw:frame draw:style-name="gr4" draw:text-style-name="P5" draw:layer="layout" svg:width="7.271cm" svg:height="0.183cm" svg:x="9.44cm" svg:y="7.407cm">
          <draw:text-box>
            <text:p text:style-name="P4"><text:span text:style-name="T1">at </text:span><text:span text:style-name="T1">java.desktop/java.awt.LightweightDispatcher.retargetMouseEvent(Co</text:span><text:span text:style-name="T1">ntainer.java:4918)</text:span></text:p>
          </draw:text-box>
        </draw:frame>
        <draw:frame draw:style-name="gr4" draw:text-style-name="P5" draw:layer="layout" svg:width="7.288cm" svg:height="0.183cm" svg:x="9.44cm" svg:y="7.618cm">
          <draw:text-box>
            <text:p text:style-name="P4"><text:span text:style-name="T1">at </text:span><text:span text:style-name="T1">java.desktop/java.awt.LightweightDispatcher.processMouseEvent(Co</text:span><text:span text:style-name="T1">ntainer.java:4547)</text:span></text:p>
          </draw:text-box>
        </draw:frame>
        <draw:frame draw:style-name="gr4" draw:text-style-name="P5" draw:layer="layout" svg:width="6.78cm" svg:height="0.183cm" svg:x="9.44cm" svg:y="7.829cm">
          <draw:text-box>
            <text:p text:style-name="P4"><text:span text:style-name="T1">at </text:span><text:span text:style-name="T1">java.desktop/java.awt.LightweightDispatcher.dispatchEvent(Containe</text:span><text:span text:style-name="T1">r.java:4488)</text:span></text:p>
          </draw:text-box>
        </draw:frame>
        <draw:frame draw:style-name="gr4" draw:text-style-name="P5" draw:layer="layout" svg:width="6.115cm" svg:height="0.183cm" svg:x="9.44cm" svg:y="8.04cm">
          <draw:text-box>
            <text:p text:style-name="P4"><text:span text:style-name="T1">at </text:span><text:span text:style-name="T1">java.desktop/java.awt.Container.dispatchEventImpl(Container.java:23</text:span><text:span text:style-name="T1">07)</text:span></text:p>
          </draw:text-box>
        </draw:frame>
        <draw:frame draw:style-name="gr4" draw:text-style-name="P5" draw:layer="layout" svg:width="5.836cm" svg:height="0.183cm" svg:x="9.44cm" svg:y="8.251cm">
          <draw:text-box>
            <text:p text:style-name="P4"><text:span text:style-name="T1">at </text:span><text:span text:style-name="T1">java.desktop/java.awt.Window.dispatchEventImpl(Window.java:2762)</text:span></text:p>
          </draw:text-box>
        </draw:frame>
        <draw:frame draw:style-name="gr4" draw:text-style-name="P5" draw:layer="layout" svg:width="6.073cm" svg:height="0.183cm" svg:x="9.44cm" svg:y="8.462cm">
          <draw:text-box>
            <text:p text:style-name="P4"><text:span text:style-name="T1">at </text:span><text:span text:style-name="T1">java.desktop/java.awt.Component.dispatchEvent(Component.java:48</text:span><text:span text:style-name="T1">40)</text:span></text:p>
          </draw:text-box>
        </draw:frame>
        <draw:frame draw:style-name="gr4" draw:text-style-name="P5" draw:layer="layout" svg:width="6.462cm" svg:height="0.183cm" svg:x="9.44cm" svg:y="8.673cm">
          <draw:text-box>
            <text:p text:style-name="P4"><text:span text:style-name="T1">at </text:span><text:span text:style-name="T1">java.desktop/java.awt.EventQueue.dispatchEventImpl(EventQueue.ja</text:span><text:span text:style-name="T1">va:772)</text:span></text:p>
          </draw:text-box>
        </draw:frame>
        <draw:frame draw:style-name="gr4" draw:text-style-name="P5" draw:layer="layout" svg:width="5.425cm" svg:height="0.183cm" svg:x="9.44cm" svg:y="8.883cm">
          <draw:text-box>
            <text:p text:style-name="P4"><text:span text:style-name="T1">at java.desktop/java.awt.EventQueue$4.run(EventQueue.java:721)</text:span></text:p>
          </draw:text-box>
        </draw:frame>
        <draw:frame draw:style-name="gr4" draw:text-style-name="P5" draw:layer="layout" svg:width="5.425cm" svg:height="0.183cm" svg:x="9.44cm" svg:y="9.094cm">
          <draw:text-box>
            <text:p text:style-name="P4"><text:span text:style-name="T1">at java.desktop/java.awt.EventQueue$4.run(EventQueue.java:715)</text:span></text:p>
          </draw:text-box>
        </draw:frame>
        <draw:frame draw:style-name="gr4" draw:text-style-name="P5" draw:layer="layout" svg:width="6.822cm" svg:height="0.183cm" svg:x="9.44cm" svg:y="9.305cm">
          <draw:text-box>
            <text:p text:style-name="P4"><text:span text:style-name="T1">at </text:span><text:span text:style-name="T1">java.base/java.security.AccessController.doPrivileged(AccessController.ja</text:span><text:span text:style-name="T1">va:389)</text:span></text:p>
          </draw:text-box>
        </draw:frame>
        <draw:frame draw:style-name="gr4" draw:text-style-name="P5" draw:layer="layout" svg:width="9.802cm" svg:height="0.183cm" svg:x="9.44cm" svg:y="9.516cm">
          <draw:text-box>
            <text:p text:style-name="P4"><text:span text:style-name="T1">at </text:span><text:span text:style-name="T1">java.base/java.security.ProtectionDomain$JavaSecurityAccessImpl.d</text:span><text:span text:style-name="T1">oIntersectionPrivilege(ProtectionDomain.java:85)</text:span></text:p>
          </draw:text-box>
        </draw:frame>
        <draw:frame draw:style-name="gr4" draw:text-style-name="P5" draw:layer="layout" svg:width="9.802cm" svg:height="0.183cm" svg:x="9.44cm" svg:y="9.727cm">
          <draw:text-box>
            <text:p text:style-name="P4"><text:span text:style-name="T1">at </text:span><text:span text:style-name="T1">java.base/java.security.ProtectionDomain$JavaSecurityAccessImp</text:span><text:span text:style-name="T1">l.doIntersectionPrivilege(ProtectionDomain.java:95)</text:span></text:p>
          </draw:text-box>
        </draw:frame>
        <draw:frame draw:style-name="gr4" draw:text-style-name="P5" draw:layer="layout" svg:width="5.425cm" svg:height="0.183cm" svg:x="9.44cm" svg:y="9.938cm">
          <draw:text-box>
            <text:p text:style-name="P4"><text:span text:style-name="T1">at java.desktop/java.awt.EventQueue$5.run(EventQueue.java:745)</text:span></text:p>
          </draw:text-box>
        </draw:frame>
        <draw:frame draw:style-name="gr4" draw:text-style-name="P5" draw:layer="layout" svg:width="5.425cm" svg:height="0.183cm" svg:x="9.44cm" svg:y="10.149cm">
          <draw:text-box>
            <text:p text:style-name="P4"><text:span text:style-name="T1">at java.desktop/java.awt.EventQueue$5.run(EventQueue.java:743)</text:span></text:p>
          </draw:text-box>
        </draw:frame>
        <draw:frame draw:style-name="gr4" draw:text-style-name="P5" draw:layer="layout" svg:width="6.822cm" svg:height="0.183cm" svg:x="9.44cm" svg:y="10.36cm">
          <draw:text-box>
            <text:p text:style-name="P4"><text:span text:style-name="T1">at </text:span><text:span text:style-name="T1">java.bas</text:span><text:span text:style-name="T1">e/java.s</text:span><text:span text:style-name="T1">ecurity.</text:span><text:span text:style-name="T1">Access</text:span><text:span text:style-name="T1">Controll</text:span><text:span text:style-name="T1">er.doPri</text:span><text:span text:style-name="T1">vileged(</text:span><text:span text:style-name="T1">Access</text:span><text:span text:style-name="T1">Controll</text:span><text:span text:style-name="T1">er.java:3</text:span><text:span text:style-name="T1">89)</text:span></text:p>
          </draw:text-box>
        </draw:frame>
        <draw:frame draw:style-name="gr4" draw:text-style-name="P5" draw:layer="layout" svg:width="9.802cm" svg:height="0.183cm" svg:x="9.44cm" svg:y="10.571cm">
          <draw:text-box>
            <text:p text:style-name="P4"><text:span text:style-name="T1">at </text:span><text:span text:style-name="T1">java.base/java.security.Protec</text:span><text:span text:style-name="T1">tionDomain$JavaSecurityAcc</text:span><text:span text:style-name="T1">essImpl.doIntersectionPrivileg</text:span><text:span text:style-name="T1">e(ProtectionDomain.java:85)</text:span></text:p>
          </draw:text-box>
        </draw:frame>
        <draw:frame draw:style-name="gr4" draw:text-style-name="P5" draw:layer="layout" svg:width="6.115cm" svg:height="0.183cm" svg:x="9.44cm" svg:y="10.782cm">
          <draw:text-box>
            <text:p text:style-name="P4"><text:span text:style-name="T1">at </text:span><text:span text:style-name="T1">java.desktop/java.awt.EventQueue.dispatc</text:span><text:span text:style-name="T1">hEvent(EventQueue.java:742)</text:span></text:p>
          </draw:text-box>
        </draw:frame>
        <draw:frame draw:style-name="gr4" draw:text-style-name="P5" draw:layer="layout" svg:width="8.49cm" svg:height="0.183cm" svg:x="9.44cm" svg:y="10.993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.</text:span><text:span text:style-name="T1">a</text:span><text:span text:style-name="T1">w</text:span><text:span text:style-name="T1">t.</text:span><text:span text:style-name="T1">E</text:span><text:span text:style-name="T1">v</text:span><text:span text:style-name="T1">e</text:span><text:span text:style-name="T1">n</text:span><text:span text:style-name="T1">t</text:span><text:span text:style-name="T1">D</text:span><text:span text:style-name="T1">i</text:span><text:span text:style-name="T1">s</text:span><text:span text:style-name="T1">p</text:span><text:span text:style-name="T1">a</text:span><text:span text:style-name="T1">t</text:span><text:span text:style-name="T1">c</text:span><text:span text:style-name="T1">h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.</text:span><text:span text:style-name="T1">p</text:span><text:span text:style-name="T1">u</text:span><text:span text:style-name="T1">m</text:span><text:span text:style-name="T1">p</text:span><text:span text:style-name="T1">O</text:span><text:span text:style-name="T1">n</text:span><text:span text:style-name="T1">e</text:span><text:span text:style-name="T1">E</text:span><text:span text:style-name="T1">v</text:span><text:span text:style-name="T1">e</text:span><text:span text:style-name="T1">n</text:span><text:span text:style-name="T1">t</text:span><text:span text:style-name="T1">F</text:span><text:span text:style-name="T1">o</text:span><text:span text:style-name="T1">r</text:span><text:span text:style-name="T1">F</text:span><text:span text:style-name="T1">il</text:span><text:span text:style-name="T1">t</text:span><text:span text:style-name="T1">e</text:span><text:span text:style-name="T1">r</text:span><text:span text:style-name="T1">s</text:span><text:span text:style-name="T1">(</text:span><text:span text:style-name="T1">E</text:span><text:span text:style-name="T1">v</text:span><text:span text:style-name="T1">e</text:span><text:span text:style-name="T1">n</text:span><text:span text:style-name="T1">t</text:span><text:span text:style-name="T1">D</text:span><text:span text:style-name="T1">i</text:span><text:span text:style-name="T1">s</text:span><text:span text:style-name="T1">p</text:span><text:span text:style-name="T1">a</text:span><text:span text:style-name="T1">t</text:span><text:span text:style-name="T1">c</text:span><text:span text:style-name="T1">h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.j</text:span><text:span text:style-name="T1">a</text:span><text:span text:style-name="T1">v</text:span><text:span text:style-name="T1">a</text:span><text:span text:style-name="T1">:</text:span><text:span text:style-name="T1">2</text:span><text:span text:style-name="T1">0</text:span><text:span text:style-name="T1">3</text:span><text:span text:style-name="T1">)</text:span></text:p>
          </draw:text-box>
        </draw:frame>
        <draw:frame draw:style-name="gr4" draw:text-style-name="P5" draw:layer="layout" svg:width="8.147cm" svg:height="0.183cm" svg:x="9.44cm" svg:y="11.204cm">
          <draw:text-box>
            <text:p text:style-name="P4"><text:span text:style-name="T1">at </text:span><text:span text:style-name="T1">java.desktop/java.awt.EventDispatchThread.pumpEventsForFilter(EventDispatchThr</text:span><text:span text:style-name="T1">ead.java:124)</text:span></text:p>
          </draw:text-box>
        </draw:frame>
        <draw:frame draw:style-name="gr4" draw:text-style-name="P5" draw:layer="layout" svg:width="8.524cm" svg:height="0.183cm" svg:x="9.44cm" svg:y="11.415cm">
          <draw:text-box>
            <text:p text:style-name="P4"><text:span text:style-name="T1">at </text:span><text:span text:style-name="T1">java.desktop/java.awt.EventDispatchThread.pumpEventsForHierarchy(EventDispat</text:span><text:span text:style-name="T1">chThread.java:113)</text:span></text:p>
          </draw:text-box>
        </draw:frame>
        <draw:frame draw:style-name="gr4" draw:text-style-name="P5" draw:layer="layout" svg:width="7.47cm" svg:height="0.183cm" svg:x="9.44cm" svg:y="11.626cm">
          <draw:text-box>
            <text:p text:style-name="P4"><text:span text:style-name="T1">at </text:span><text:span text:style-name="T1">java.desktop/java.awt.EventDispatchThread.pumpEvents(EventDispat</text:span><text:span text:style-name="T1">chThread.java:109)</text:span></text:p>
          </draw:text-box>
        </draw:frame>
        <draw:frame draw:style-name="gr4" draw:text-style-name="P5" draw:layer="layout" svg:width="7.47cm" svg:height="0.183cm" svg:x="9.44cm" svg:y="11.837cm">
          <draw:text-box>
            <text:p text:style-name="P4"><text:span text:style-name="T1">at </text:span><text:span text:style-name="T1">java.desktop/java.awt.EventDispatchThread.pumpEvents(EventDispat</text:span><text:span text:style-name="T1">chThread.java:101)</text:span></text:p>
          </draw:text-box>
        </draw:frame>
        <draw:frame draw:style-name="gr4" draw:text-style-name="P5" draw:layer="layout" svg:width="6.61cm" svg:height="0.183cm" svg:x="9.44cm" svg:y="12.048cm">
          <draw:text-box>
            <text:p text:style-name="P4"><text:span text:style-name="T1">at </text:span><text:span text:style-name="T1">java.desktop/java.awt.EventDispatchThread.run(EventDispatchThread.jav</text:span><text:span text:style-name="T1">a:90)</text:span></text:p>
          </draw:text-box>
        </draw:frame>
        <draw:frame draw:style-name="gr5" draw:text-style-name="P6" draw:layer="layout" svg:width="15.907cm" svg:height="0.392cm" svg:x="3.193cm" svg:y="12.5cm">
          <draw:text-box>
            <text:p><text:span text:style-name="T2">Table 1: Test cases carried out </text:span><text:span text:style-name="T2">against the calculator program. </text:span><text:span text:style-name="T2">Failed test cases are highlighted in </text:span><text:span text:style-name="T2">red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1" svg:font-family="Arial" style:font-pitch="variable"/>
    <style:font-face style:name="Nimbus Roman1" svg:font-family="'Nimbus Roman'" style:font-pitch="variable"/>
    <style:font-face style:name="Nimbus Sans2" svg:font-family="'Nimbus Sans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CA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8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09-26T23:30:17.193265019</dc:date>
    <meta:editing-duration>PT56S</meta:editing-duration>
    <meta:editing-cycles>1</meta:editing-cycles>
    <meta:document-statistic meta:object-count="385"/>
    <meta:generator>LibreOffice/6.3.1.2$Linux_X86_64 LibreOffice_project/30$Build-2</meta:generator>
  </office:meta>
</office:document-meta>
</file>